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5cm" svg:stroke-color="#000000" draw:marker-start-width="0.28cm" draw:marker-end-width="0.28cm" draw:fill="none" draw:fill-color="#ffffff" draw:textarea-vertical-align="top" fo:min-height="8.59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color="#77bc65" draw:fill="solid" draw:fill-color="#77bc65" draw:textarea-horizontal-align="justify" draw:textarea-vertical-align="middle" draw:auto-grow-height="false" fo:min-height="1.02cm" fo:min-width="7.12cm" style:writing-mode="lr-tb"/>
      <style:paragraph-properties style:writing-mode="lr-tb"/>
    </style:style>
    <style:style style:name="gr3" style:family="graphic" style:parent-style-name="standard">
      <style:graphic-properties svg:stroke-color="#77bc65" draw:fill="solid" draw:fill-color="#dde8cb" draw:textarea-horizontal-align="justify" draw:textarea-vertical-align="middle" draw:auto-grow-height="false" fo:min-height="3.56cm" fo:min-width="7.12cm" style:writing-mode="lr-tb"/>
      <style:paragraph-properties style:writing-mode="lr-tb"/>
    </style:style>
    <style:style style:name="gr4" style:family="graphic" style:parent-style-name="objectwithoutfill">
      <style:graphic-properties svg:stroke-width="0.05cm" draw:marker-start-width="0.28cm" draw:marker-end="Arrowheads_20_3" draw:marker-end-width="0.38cm" draw:fill="none" draw:textarea-vertical-align="middle" fo:padding-top="0.15cm" fo:padding-bottom="0.15cm" fo:padding-left="0.275cm" fo:padding-right="0.275cm"/>
      <style:paragraph-properties style:writing-mode="lr-tb"/>
    </style:style>
    <style:style style:name="gr5" style:family="graphic" style:parent-style-name="objectwithoutfill">
      <style:graphic-properties svg:stroke-width="0.05cm" draw:marker-start-width="0.28cm" draw:marker-end="Arrowheads_20_3" draw:marker-end-width="0.38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3.56cm"/>
      <style:paragraph-properties style:writing-mode="lr-tb"/>
    </style:style>
    <style:style style:name="gr7" style:family="graphic" style:parent-style-name="standard">
      <style:graphic-properties svg:stroke-color="#77bc65" draw:fill="solid" draw:fill-color="#77bc65" draw:textarea-horizontal-align="justify" draw:textarea-vertical-align="middle" draw:auto-grow-height="false" fo:min-height="1.02cm" fo:min-width="7.121cm" style:writing-mode="lr-tb"/>
      <style:paragraph-properties style:writing-mode="lr-tb"/>
    </style:style>
    <style:style style:name="gr8" style:family="graphic" style:parent-style-name="standard" style:list-style-name="L1">
      <style:graphic-properties svg:stroke-color="#77bc65" draw:fill="solid" draw:fill-color="#dde8cb" draw:textarea-horizontal-align="justify" draw:textarea-vertical-align="middle" draw:auto-grow-height="false" fo:min-height="3.56cm" fo:min-width="7.121cm" style:writing-mode="lr-tb"/>
      <style:paragraph-properties style:writing-mode="lr-tb"/>
    </style:style>
    <style:style style:name="gr9" style:family="graphic" style:parent-style-name="standard" style:list-style-name="L1">
      <style:graphic-properties svg:stroke-color="#77bc65" draw:fill="solid" draw:fill-color="#dde8cb" draw:textarea-horizontal-align="justify" draw:textarea-vertical-align="middle" draw:auto-grow-height="false" fo:min-height="3.56cm" fo:min-width="7.121cm" style:writing-mode="lr-tb"/>
      <style:paragraph-properties style:writing-mode="lr-tb"/>
    </style:style>
    <style:style style:name="gr10" style:family="graphic" style:parent-style-name="objectwithoutfill">
      <style:graphic-properties svg:stroke-width="0.05cm" draw:marker-start="Arrowheads_20_4" draw:marker-start-width="0.38cm" draw:marker-end="" draw:marker-end-width="0.38cm" draw:fill="none" draw:textarea-vertical-align="middle" fo:padding-top="0.15cm" fo:padding-bottom="0.15cm" fo:padding-left="0.275cm" fo:padding-right="0.275cm"/>
      <style:paragraph-properties style:writing-mode="lr-tb"/>
    </style:style>
    <style:style style:name="gr11" style:family="graphic" style:parent-style-name="objectwithoutfill">
      <style:graphic-properties svg:stroke-width="0.05cm" draw:marker-start-width="0.28cm" draw:marker-end="" draw:marker-end-width="0.38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2.29cm"/>
      <style:paragraph-properties style:writing-mode="lr-tb"/>
    </style:style>
    <style:style style:name="gr13" style:family="graphic" style:parent-style-name="standard" style:list-style-name="L1">
      <style:graphic-properties svg:stroke-color="#77bc65" draw:fill="solid" draw:fill-color="#dde8cb" draw:textarea-horizontal-align="justify" draw:textarea-vertical-align="middle" draw:auto-grow-height="false" fo:min-height="3.56cm" fo:min-width="7.121cm" style:writing-mode="lr-tb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bottom" fo:min-height="2.29cm"/>
      <style:paragraph-properties style:writing-mode="lr-tb"/>
    </style:style>
    <style:style style:name="gr15" style:family="graphic" style:parent-style-name="standard" style:list-style-name="L1">
      <style:graphic-properties svg:stroke-color="#77bc65" draw:fill="solid" draw:fill-color="#77bc65" draw:textarea-horizontal-align="justify" draw:textarea-vertical-align="middle" draw:auto-grow-height="false" fo:min-height="1.02cm" fo:min-width="7.121cm" style:writing-mode="lr-tb"/>
      <style:paragraph-properties style:writing-mode="lr-tb"/>
    </style:style>
    <style:style style:name="gr16" style:family="graphic" style:parent-style-name="standard" style:list-style-name="L1">
      <style:graphic-properties svg:stroke-color="#77bc65" draw:fill="solid" draw:fill-color="#dde8cb" draw:textarea-horizontal-align="justify" draw:textarea-vertical-align="middle" draw:auto-grow-height="false" fo:min-height="3.56cm" fo:min-width="7.121cm" style:writing-mode="lr-tb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vertical-align="middle" fo:min-height="2.29cm"/>
      <style:paragraph-properties style:writing-mode="lr-tb"/>
    </style:style>
    <style:style style:name="gr18" style:family="graphic" style:parent-style-name="standard">
      <style:graphic-properties svg:stroke-color="#ffd428" draw:fill="solid" draw:fill-color="#ffd428" draw:textarea-horizontal-align="justify" draw:textarea-vertical-align="middle" draw:auto-grow-height="false" fo:min-height="0cm" fo:min-width="0.136cm"/>
    </style:style>
    <style:style style:name="gr19" style:family="graphic" style:parent-style-name="standard">
      <style:graphic-properties svg:stroke-color="#ffd428" draw:fill="solid" draw:fill-color="#ffd428" draw:textarea-horizontal-align="justify" draw:textarea-vertical-align="top" draw:auto-grow-height="false" fo:min-height="0.068cm" fo:min-width="0.77cm" style:writing-mode="lr-tb"/>
      <style:paragraph-properties style:writing-mode="lr-tb"/>
    </style:style>
    <style:style style:name="gr20" style:family="graphic" style:parent-style-name="standard" style:list-style-name="L1">
      <style:graphic-properties svg:stroke-color="#77bc65" draw:fill="solid" draw:fill-color="#77bc65" draw:textarea-horizontal-align="justify" draw:textarea-vertical-align="middle" draw:auto-grow-height="false" fo:min-height="1.02cm" fo:min-width="7.121cm" style:writing-mode="lr-tb"/>
      <style:paragraph-properties style:writing-mode="lr-tb"/>
    </style:style>
    <style:style style:name="gr21" style:family="graphic" style:parent-style-name="standard" style:list-style-name="L1">
      <style:graphic-properties svg:stroke-color="#77bc65" draw:fill="solid" draw:fill-color="#dde8cb" draw:textarea-horizontal-align="justify" draw:textarea-vertical-align="middle" draw:auto-grow-height="false" fo:min-height="3.56cm" fo:min-width="7.121cm" style:writing-mode="lr-tb"/>
      <style:paragraph-properties style:writing-mode="lr-tb"/>
    </style:style>
    <style:style style:name="gr22" style:family="graphic" style:parent-style-name="standard">
      <style:graphic-properties svg:stroke-color="#ffd428" draw:fill="solid" draw:fill-color="#ffd428" draw:textarea-horizontal-align="justify" draw:textarea-vertical-align="middle" draw:auto-grow-height="false" fo:min-height="0.648cm" fo:min-width="0.398cm" style:writing-mode="lr-tb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vertical-align="middle" fo:min-height="2.29cm"/>
      <style:paragraph-properties style:writing-mode="lr-tb"/>
    </style:style>
    <style:style style:name="gr24" style:family="graphic" style:parent-style-name="standard" style:list-style-name="L1">
      <style:graphic-properties svg:stroke-color="#77bc65" draw:fill="solid" draw:fill-color="#dde8cb" draw:textarea-horizontal-align="justify" draw:textarea-vertical-align="middle" draw:auto-grow-height="false" fo:min-height="3.56cm" fo:min-width="7.121cm" style:writing-mode="lr-tb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vertical-align="middle" fo:min-height="2.29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vertical-align="bottom" fo:min-height="2.29cm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5cm" svg:stroke-color="#000000" draw:marker-start-width="0.28cm" draw:marker-end-width="0.28cm" draw:fill="none" draw:fill-color="#ffffff" draw:textarea-vertical-align="top" fo:min-height="8.59cm" fo:padding-top="0.15cm" fo:padding-bottom="0.15cm" fo:padding-left="0.275cm" fo:padding-right="0.27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vertical-align="middle" fo:min-height="1.655cm"/>
      <style:paragraph-properties style:writing-mode="lr-tb"/>
    </style:style>
    <style:style style:name="gr29" style:family="graphic" style:parent-style-name="standard" style:list-style-name="L1">
      <style:graphic-properties svg:stroke-color="#77bc65" draw:fill="solid" draw:fill-color="#dde8cb" draw:textarea-horizontal-align="justify" draw:textarea-vertical-align="middle" draw:auto-grow-height="false" fo:min-height="3.56cm" fo:min-width="7.121cm" style:writing-mode="lr-tb"/>
      <style:paragraph-properties style:writing-mode="lr-tb"/>
    </style:style>
    <style:style style:name="gr30" style:family="graphic" style:parent-style-name="standard" style:list-style-name="L1">
      <style:graphic-properties svg:stroke-color="#77bc65" draw:fill="solid" draw:fill-color="#dde8cb" draw:textarea-horizontal-align="justify" draw:textarea-vertical-align="middle" draw:auto-grow-height="false" fo:min-height="3.56cm" fo:min-width="7.121cm" style:writing-mode="lr-tb"/>
      <style:paragraph-properties style:writing-mode="lr-tb"/>
    </style:style>
    <style:style style:name="gr31" style:family="graphic" style:parent-style-name="objectwithoutfill">
      <style:graphic-properties svg:stroke-width="0.05cm" draw:marker-start="Arrowheads_20_4" draw:marker-start-width="0.38cm" draw:marker-end="" draw:marker-end-width="0.38cm" draw:fill="none" draw:textarea-vertical-align="middle" fo:padding-top="0.15cm" fo:padding-bottom="0.15cm" fo:padding-left="0.275cm" fo:padding-right="0.275cm"/>
    </style:style>
    <style:style style:name="gr32" style:family="graphic" style:parent-style-name="standard" style:list-style-name="L1">
      <style:graphic-properties svg:stroke-color="#77bc65" draw:fill="solid" draw:fill-color="#dde8cb" draw:textarea-horizontal-align="justify" draw:textarea-vertical-align="middle" draw:auto-grow-height="false" fo:min-height="3.56cm" fo:min-width="7.121cm" style:writing-mode="lr-tb"/>
      <style:paragraph-properties style:writing-mode="lr-tb"/>
    </style:style>
    <style:style style:name="gr33" style:family="graphic" style:parent-style-name="standard" style:list-style-name="L1">
      <style:graphic-properties svg:stroke-color="#77bc65" draw:fill="solid" draw:fill-color="#77bc65" draw:textarea-horizontal-align="justify" draw:textarea-vertical-align="middle" draw:auto-grow-height="false" fo:min-height="1.02cm" fo:min-width="7.121cm" style:writing-mode="lr-tb"/>
      <style:paragraph-properties style:writing-mode="lr-tb"/>
    </style:style>
    <style:style style:name="gr34" style:family="graphic" style:parent-style-name="standard" style:list-style-name="L1">
      <style:graphic-properties svg:stroke-color="#77bc65" draw:fill="solid" draw:fill-color="#dde8cb" draw:textarea-horizontal-align="justify" draw:textarea-vertical-align="middle" draw:auto-grow-height="false" fo:min-height="3.56cm" fo:min-width="7.121cm" style:writing-mode="lr-tb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vertical-align="middle" fo:min-height="2.29cm"/>
      <style:paragraph-properties style:writing-mode="lr-tb"/>
    </style:style>
    <style:style style:name="gr36" style:family="graphic" style:parent-style-name="standard" style:list-style-name="L1">
      <style:graphic-properties svg:stroke-color="#77bc65" draw:fill="solid" draw:fill-color="#77bc65" draw:textarea-horizontal-align="justify" draw:textarea-vertical-align="middle" draw:auto-grow-height="false" fo:min-height="1.02cm" fo:min-width="7.121cm" style:writing-mode="lr-tb"/>
      <style:paragraph-properties style:writing-mode="lr-tb"/>
    </style:style>
    <style:style style:name="gr37" style:family="graphic" style:parent-style-name="standard" style:list-style-name="L1">
      <style:graphic-properties svg:stroke-color="#77bc65" draw:fill="solid" draw:fill-color="#dde8cb" draw:textarea-horizontal-align="justify" draw:textarea-vertical-align="middle" draw:auto-grow-height="false" fo:min-height="3.56cm" fo:min-width="7.121cm" style:writing-mode="lr-tb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vertical-align="middle" fo:min-height="2.29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vertical-align="bottom" fo:min-height="2.29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textarea-vertical-align="middle" fo:min-height="3.5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vertical-align="middle" fo:min-height="1.02cm"/>
      <style:paragraph-properties style:writing-mode="lr-tb"/>
    </style:style>
    <style:style style:name="gr42" style:family="graphic" style:parent-style-name="standard">
      <style:graphic-properties svg:stroke-width="0.03cm" svg:stroke-color="#ff6d6d" draw:marker-start-width="0.05cm" draw:marker-end-width="0.05cm" draw:fill="solid" draw:fill-color="#ffd7d7" draw:textarea-horizontal-align="justify" draw:textarea-vertical-align="middle" draw:auto-grow-height="false" fo:min-height="1.886cm" fo:min-width="1.886cm" fo:padding-top="0.01cm" fo:padding-bottom="0.01cm" fo:padding-left="0.01cm" fo:padding-right="0.01cm" fo:wrap-option="no-wrap" style:writing-mode="lr-tb"/>
      <style:paragraph-properties style:writing-mode="lr-tb"/>
    </style:style>
    <style:style style:name="gr43" style:family="graphic" style:parent-style-name="standard">
      <style:graphic-properties svg:stroke-width="0.03cm" svg:stroke-color="#729fcf" draw:marker-start-width="0.05cm" draw:marker-end-width="0.05cm" draw:fill="solid" draw:fill-color="#dee6ef" draw:textarea-horizontal-align="justify" draw:textarea-vertical-align="middle" draw:auto-grow-height="false" fo:min-height="1.25cm" fo:min-width="3.79cm" fo:padding-top="0.01cm" fo:padding-bottom="0.01cm" fo:padding-left="0.01cm" fo:padding-right="0.01cm" fo:wrap-option="no-wrap" style:writing-mode="lr-tb"/>
      <style:paragraph-properties style:writing-mode="lr-tb"/>
    </style:style>
    <style:style style:name="gr44" style:family="graphic" style:parent-style-name="standard" style:list-style-name="L1">
      <style:graphic-properties svg:stroke-color="#77bc65" draw:fill="solid" draw:fill-color="#dde8cb" draw:textarea-horizontal-align="justify" draw:textarea-vertical-align="middle" draw:auto-grow-height="false" fo:min-height="3.56cm" fo:min-width="7.121cm" style:writing-mode="lr-tb"/>
      <style:paragraph-properties style:writing-mode="lr-tb"/>
    </style:style>
    <style:style style:name="gr45" style:family="graphic" style:parent-style-name="standard" style:list-style-name="L1">
      <style:graphic-properties svg:stroke-color="#77bc65" draw:fill="solid" draw:fill-color="#dde8cb" draw:textarea-horizontal-align="justify" draw:textarea-vertical-align="middle" draw:auto-grow-height="false" fo:min-height="1.02cm" fo:min-width="7.121cm" style:writing-mode="lr-tb"/>
      <style:paragraph-properties style:writing-mode="lr-tb"/>
    </style:style>
    <style:style style:name="gr46" style:family="graphic" style:parent-style-name="standard" style:list-style-name="L1">
      <style:graphic-properties svg:stroke-color="#77bc65" draw:fill="solid" draw:fill-color="#dde8cb" draw:textarea-horizontal-align="justify" draw:textarea-vertical-align="middle" draw:auto-grow-height="false" fo:min-height="3.56cm" fo:min-width="7.121cm" style:writing-mode="lr-tb"/>
      <style:paragraph-properties style:writing-mode="lr-tb"/>
    </style:style>
    <style:style style:name="gr47" style:family="graphic" style:parent-style-name="standard" style:list-style-name="L1">
      <style:graphic-properties svg:stroke-color="#77bc65" draw:fill="solid" draw:fill-color="#dde8cb" draw:textarea-horizontal-align="justify" draw:textarea-vertical-align="middle" draw:auto-grow-height="false" fo:min-height="3.56cm" fo:min-width="7.121cm" style:writing-mode="lr-tb"/>
      <style:paragraph-properties style:writing-mode="lr-tb"/>
    </style:style>
    <style:style style:name="gr48" style:family="graphic" style:parent-style-name="standard" style:list-style-name="L1">
      <style:graphic-properties svg:stroke-color="#77bc65" draw:fill="solid" draw:fill-color="#dde8cb" draw:textarea-horizontal-align="justify" draw:textarea-vertical-align="middle" draw:auto-grow-height="false" fo:min-height="1.02cm" fo:min-width="7.121cm" style:writing-mode="lr-tb"/>
      <style:paragraph-properties style:writing-mode="lr-tb"/>
    </style:style>
    <style:style style:name="gr49" style:family="graphic" style:parent-style-name="standard" style:list-style-name="L1">
      <style:graphic-properties svg:stroke-color="#77bc65" draw:fill="solid" draw:fill-color="#dde8cb" draw:textarea-horizontal-align="justify" draw:textarea-vertical-align="middle" draw:auto-grow-height="false" fo:min-height="3.56cm" fo:min-width="7.121cm" style:writing-mode="lr-tb"/>
      <style:paragraph-properties style:writing-mode="lr-tb"/>
    </style:style>
    <style:style style:name="gr50" style:family="graphic" style:parent-style-name="standard" style:list-style-name="L1">
      <style:graphic-properties svg:stroke-color="#77bc65" draw:fill="solid" draw:fill-color="#dde8cb" draw:textarea-horizontal-align="justify" draw:textarea-vertical-align="middle" draw:auto-grow-height="false" fo:min-height="3.56cm" fo:min-width="7.121cm" style:writing-mode="lr-tb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textarea-vertical-align="middle" fo:min-height="1.02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textarea-vertical-align="middle" fo:min-height="2.29cm"/>
      <style:paragraph-properties style:writing-mode="lr-tb"/>
    </style:style>
    <style:style style:name="gr53" style:family="graphic" style:parent-style-name="standard" style:list-style-name="L1">
      <style:graphic-properties svg:stroke-color="#77bc65" draw:fill="solid" draw:fill-color="#dde8cb" draw:textarea-horizontal-align="justify" draw:textarea-vertical-align="middle" draw:auto-grow-height="false" fo:min-height="3.56cm" fo:min-width="7.121cm" style:writing-mode="lr-tb"/>
      <style:paragraph-properties style:writing-mode="lr-tb"/>
    </style:style>
    <style:style style:name="gr54" style:family="graphic" style:parent-style-name="standard" style:list-style-name="L1">
      <style:graphic-properties svg:stroke-color="#77bc65" draw:fill="solid" draw:fill-color="#dde8cb" draw:textarea-horizontal-align="justify" draw:textarea-vertical-align="middle" draw:auto-grow-height="false" fo:min-height="3.56cm" fo:min-width="7.121cm" style:writing-mode="lr-tb"/>
      <style:paragraph-properties style:writing-mode="lr-tb"/>
    </style:style>
    <style:style style:name="gr55" style:family="graphic" style:parent-style-name="standard" style:list-style-name="L1">
      <style:graphic-properties draw:stroke="solid" svg:stroke-width="0.05cm" svg:stroke-color="#000000" draw:marker-start-width="0.28cm" draw:marker-end-width="0.28cm" draw:fill="none" draw:fill-color="#ffffff" draw:textarea-vertical-align="top" fo:min-height="8.59cm" fo:padding-top="0.15cm" fo:padding-bottom="0.15cm" fo:padding-left="0.275cm" fo:padding-right="0.275cm"/>
      <style:paragraph-properties style:writing-mode="lr-tb"/>
    </style:style>
    <style:style style:name="gr56" style:family="graphic" style:parent-style-name="standard" style:list-style-name="L1">
      <style:graphic-properties svg:stroke-color="#77bc65" draw:fill="solid" draw:fill-color="#dde8cb" draw:textarea-horizontal-align="justify" draw:textarea-vertical-align="middle" draw:auto-grow-height="false" fo:min-height="1.02cm" fo:min-width="7.121cm" style:writing-mode="lr-tb"/>
      <style:paragraph-properties style:writing-mode="lr-tb"/>
    </style:style>
    <style:style style:name="gr57" style:family="graphic" style:parent-style-name="standard" style:list-style-name="L1">
      <style:graphic-properties svg:stroke-color="#77bc65" draw:fill="solid" draw:fill-color="#dde8cb" draw:textarea-horizontal-align="justify" draw:textarea-vertical-align="middle" draw:auto-grow-height="false" fo:min-height="3.56cm" fo:min-width="7.121cm" style:writing-mode="lr-tb"/>
      <style:paragraph-properties style:writing-mode="lr-tb"/>
    </style:style>
    <style:style style:name="gr58" style:family="graphic" style:parent-style-name="standard" style:list-style-name="L1">
      <style:graphic-properties svg:stroke-color="#77bc65" draw:fill="solid" draw:fill-color="#dde8cb" draw:textarea-horizontal-align="justify" draw:textarea-vertical-align="middle" draw:auto-grow-height="false" fo:min-height="3.56cm" fo:min-width="7.121cm" style:writing-mode="lr-tb"/>
      <style:paragraph-properties style:writing-mode="lr-tb"/>
    </style:style>
    <style:style style:name="gr59" style:family="graphic" style:parent-style-name="standard" style:list-style-name="L1">
      <style:graphic-properties svg:stroke-color="#77bc65" draw:fill="solid" draw:fill-color="#dde8cb" draw:textarea-horizontal-align="justify" draw:textarea-vertical-align="middle" draw:auto-grow-height="false" fo:min-height="1.02cm" fo:min-width="7.121cm" style:writing-mode="lr-tb"/>
      <style:paragraph-properties style:writing-mode="lr-tb"/>
    </style:style>
    <style:style style:name="gr60" style:family="graphic" style:parent-style-name="standard" style:list-style-name="L1">
      <style:graphic-properties svg:stroke-color="#77bc65" draw:fill="solid" draw:fill-color="#dde8cb" draw:textarea-horizontal-align="justify" draw:textarea-vertical-align="middle" draw:auto-grow-height="false" fo:min-height="3.56cm" fo:min-width="7.121cm" style:writing-mode="lr-tb"/>
      <style:paragraph-properties style:writing-mode="lr-tb"/>
    </style:style>
    <style:style style:name="gr61" style:family="graphic" style:parent-style-name="standard" style:list-style-name="L1">
      <style:graphic-properties svg:stroke-color="#77bc65" draw:fill="solid" draw:fill-color="#dde8cb" draw:textarea-horizontal-align="justify" draw:textarea-vertical-align="middle" draw:auto-grow-height="false" fo:min-height="3.56cm" fo:min-width="7.121cm" style:writing-mode="lr-tb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textarea-vertical-align="middle" fo:min-height="1.02cm"/>
      <style:paragraph-properties style:writing-mode="lr-tb"/>
    </style:style>
    <style:style style:name="gr63" style:family="graphic" style:parent-style-name="standard" style:list-style-name="L1">
      <style:graphic-properties svg:stroke-color="#77bc65" draw:fill="solid" draw:fill-color="#dde8cb" draw:textarea-horizontal-align="justify" draw:textarea-vertical-align="middle" draw:auto-grow-height="false" fo:min-height="3.56cm" fo:min-width="7.121cm" style:writing-mode="lr-tb"/>
      <style:paragraph-properties style:writing-mode="lr-tb"/>
    </style:style>
    <style:style style:name="gr64" style:family="graphic" style:parent-style-name="standard" style:list-style-name="L1">
      <style:graphic-properties svg:stroke-color="#77bc65" draw:fill="solid" draw:fill-color="#dde8cb" draw:textarea-horizontal-align="justify" draw:textarea-vertical-align="middle" draw:auto-grow-height="false" fo:min-height="3.56cm" fo:min-width="7.121cm" style:writing-mode="lr-tb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5cm" svg:stroke-color="#000000" draw:marker-start-width="0.28cm" draw:marker-end-width="0.28cm" draw:fill="none" draw:fill-color="#ffffff" draw:textarea-vertical-align="top" fo:min-height="8.59cm" fo:padding-top="0.15cm" fo:padding-bottom="0.15cm" fo:padding-left="0.275cm" fo:padding-right="0.275cm"/>
      <style:paragraph-properties style:writing-mode="lr-tb"/>
    </style:style>
    <style:style style:name="P1" style:family="paragraph">
      <style:paragraph-properties fo:margin-left="0cm" fo:margin-right="0cm" fo:margin-top="0.2cm" fo:margin-bottom="0.2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Source Han Sans CN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solid" draw:fill-color="#77bc65"/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style:paragraph-properties fo:text-align="justify"/>
      <style:text-properties fo:font-size="12pt" style:font-size-asian="12pt" style:font-size-complex="12pt"/>
    </style:style>
    <style:style style:name="P6" style:family="paragraph">
      <loext:graphic-properties draw:fill="solid" draw:fill-color="#dde8cb"/>
      <style:paragraph-properties fo:text-align="justify" style:writing-mode="lr-tb"/>
      <style:text-properties fo:font-size="12pt" style:font-size-asian="12pt" style:font-size-complex="12pt"/>
    </style:style>
    <style:style style:name="P7" style:family="paragraph">
      <style:paragraph-properties fo:text-align="justify"/>
    </style:style>
    <style:style style:name="P8" style:family="paragraph">
      <style:paragraph-properties fo:margin-left="0cm" fo:margin-right="0cm" fo:margin-top="0cm" fo:margin-bottom="0cm" fo:line-height="100%" fo:text-align="justify" fo:text-indent="0cm"/>
    </style:style>
    <style:style style:name="P9" style:family="paragraph">
      <loext:graphic-properties draw:fill="none"/>
      <style:paragraph-properties fo:text-align="justify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3" style:family="paragraph">
      <style:paragraph-properties fo:margin-left="0cm" fo:margin-right="0cm" fo:margin-top="0cm" fo:margin-bottom="0cm" fo:line-height="100%" fo:text-align="justify" fo:text-indent="0cm"/>
      <style:text-properties fo:font-size="12pt" style:font-size-asian="12pt" style:font-size-complex="12pt"/>
    </style:style>
    <style:style style:name="P14" style:family="paragraph">
      <loext:graphic-properties draw:fill="solid" draw:fill-color="#dde8cb"/>
      <style:paragraph-properties fo:margin-left="0cm" fo:margin-right="0cm" fo:margin-top="0cm" fo:margin-bottom="0cm" fo:line-height="100%" fo:text-align="justify" fo:text-indent="0cm" style:writing-mode="lr-tb"/>
      <style:text-properties fo:font-size="12pt" style:font-size-asian="12pt" style:font-size-complex="12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8" style:family="paragraph">
      <loext:graphic-properties draw:fill="solid" draw:fill-color="#77bc65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align="end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size="10pt" style:font-size-asian="10pt" style:font-size-complex="10pt"/>
    </style:style>
    <style:style style:name="P21" style:family="paragraph">
      <loext:graphic-properties draw:fill="solid" draw:fill-color="#ffd428"/>
      <style:paragraph-properties fo:text-align="center"/>
    </style:style>
    <style:style style:name="P22" style:family="paragraph">
      <loext:graphic-properties draw:fill="solid" draw:fill-color="#ffd428"/>
      <style:paragraph-properties fo:text-align="center" style:writing-mode="lr-tb"/>
      <style:text-properties fo:font-size="14pt" style:font-size-asian="14pt" style:font-size-complex="14pt"/>
    </style:style>
    <style:style style:name="P23" style:family="paragraph">
      <style:paragraph-properties fo:margin-left="0cm" fo:margin-right="0cm" fo:margin-top="0cm" fo:margin-bottom="0cm" fo:line-height="100%" fo:text-align="start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loext:graphic-properties draw:fill="solid" draw:fill-color="#ffd7d7"/>
      <style:paragraph-properties fo:text-align="center" style:writing-mode="lr-tb"/>
      <style:text-properties fo:font-size="14pt" style:font-size-asian="14pt" style:font-size-complex="14pt"/>
    </style:style>
    <style:style style:name="P28" style:family="paragraph">
      <loext:graphic-properties draw:fill="solid" draw:fill-color="#dee6ef"/>
      <style:paragraph-properties fo:text-align="center" style:writing-mode="lr-tb"/>
      <style:text-properties fo:font-size="14pt" style:font-size-asian="14pt" style:font-size-complex="14pt"/>
    </style:style>
    <style:style style:name="P29" style:family="paragraph">
      <style:paragraph-properties fo:text-align="end"/>
    </style:style>
    <style:style style:name="P30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31" style:family="paragraph">
      <style:paragraph-properties fo:margin-left="0cm" fo:margin-right="0cm" fo:margin-top="0cm" fo:margin-bottom="0cm" fo:line-height="100%" fo:text-align="justify" fo:text-indent="0cm"/>
      <style:text-properties fo:font-size="12pt" fo:font-style="normal" style:font-size-asian="12pt" style:font-style-asian="normal" style:font-size-complex="12pt" style:font-style-complex="normal"/>
    </style:style>
    <style:style style:name="P32" style:family="paragraph">
      <loext:graphic-properties draw:fill="solid" draw:fill-color="#dde8cb"/>
      <style:paragraph-properties fo:margin-left="0cm" fo:margin-right="0cm" fo:margin-top="0cm" fo:margin-bottom="0cm" fo:line-height="100%" fo:text-align="justify" fo:text-indent="0cm" style:writing-mode="lr-tb"/>
      <style:text-properties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Source Han Sans CN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#77bc65" style:font-name-asian="Source Han Sans CN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#dde8cb" style:font-name-asian="Source Han Sans CN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Source Han Sans CN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fo:font-style="italic" style:font-size-asian="12pt" style:font-size-complex="12pt"/>
    </style:style>
    <style:style style:name="T9" style:family="text">
      <style:text-properties fo:font-size="10pt" fo:font-style="italic" style:font-size-asian="10pt" style:font-size-complex="10pt"/>
    </style:style>
    <style:style style:name="T10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62cm" svg:height="8.89cm" svg:x="15.605cm" svg:y="38.165cm">
          <draw:text-box>
            <text:p text:style-name="P1"><text:span text:style-name="T1">Leyendas:</text:span></text:p>
            <text:p text:style-name="P1"><text:span text:style-name="T1">-Colores:</text:span></text:p>
            <text:p text:style-name="P1"><text:span text:style-name="T1"><text:tab/></text:span><text:span text:style-name="T2">Estado <text:s text:c="28"/></text:span></text:p>
            <text:p text:style-name="P1"><text:span text:style-name="T1"><text:tab/></text:span><text:span text:style-name="T3">Operaciones en el estado</text:span></text:p>
            <text:p text:style-name="P1"><text:span text:style-name="T1"><text:tab/></text:span><text:span text:style-name="T1">Condiciones de la señal</text:span></text:p>
            <text:p text:style-name="P1"><text:span text:style-name="T4">-Signos:</text:span></text:p>
            <text:p text:style-name="P1"><text:span text:style-name="T4"><text:tab/></text:span><text:span text:style-name="T4">V: Verdadero</text:span></text:p>
            <text:p text:style-name="P1"><text:span text:style-name="T4"><text:tab/></text:span><text:span text:style-name="T4">F: Falso</text:span></text:p>
            <text:p text:style-name="P1"><text:span text:style-name="T4"><text:tab/></text:span><text:span text:style-name="T4">Opc Estado opcional</text:span></text:p>
            <text:p text:style-name="P1"><text:span text:style-name="T4"><text:tab/></text:span><text:span text:style-name="T4">* = and = &amp;</text:span></text:p>
            <text:p text:style-name="P1"><text:span text:style-name="T4"><text:tab/></text:span><text:span text:style-name="T4">+ = or = |</text:span></text:p>
          </draw:text-box>
        </draw:frame>
        <draw:custom-shape draw:style-name="gr2" draw:text-style-name="P4" draw:layer="layout" svg:width="7.62cm" svg:height="1.27cm" svg:x="2.905cm" svg:y="2.605cm">
          <text:p text:style-name="P3"><text:span text:style-name="T5">1</text:span></text:p>
          <text:p text:style-name="P3"><text:span text:style-name="T5">Inicio Opc: ID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7.62cm" svg:height="3.81cm" svg:x="2.905cm" svg:y="3.875cm">
          <text:p text:style-name="P5"><text:span text:style-name="T6">tx_o_set &lt;= /I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7.62cm" svg:height="1.27cm" svg:x="15.605cm" svg:y="2.605cm">
          <text:p text:style-name="P3"><text:span text:style-name="T5">2</text:span></text:p>
          <text:p text:style-name="P3"><text:span text:style-name="T5">Inicio: XMIT_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.62cm" svg:height="3.81cm" svg:x="15.605cm" svg:y="3.875cm">
          <text:p text:style-name="P5"><text:span text:style-name="T6">tx_o_set &lt;= /I/</text:span></text:p>
          <draw:enhanced-geometry svg:viewBox="0 0 21600 21600" draw:type="rectangle" draw:enhanced-path="M 0 0 L 21600 0 21600 21600 0 21600 0 0 Z N"/>
        </draw:custom-shape>
        <draw:line draw:style-name="gr4" draw:text-style-name="P9" draw:layer="layout" svg:x1="10.525cm" svg:y1="5.145cm" svg:x2="15.605cm" svg:y2="5.145cm"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>xmit = DATA *</text:span></text:p>
          <text:p text:style-name="P7"><text:span text:style-name="T7"><text:s text:c="11"/></text:span><text:span text:style-name="T7">TX_OSET. indicate * </text:span></text:p>
          <text:p text:style-name="P8"><text:span text:style-name="T7"><text:s text:c="11"/></text:span><text:span text:style-name="T7">TX_EN == F *</text:span></text:p>
          <text:p text:style-name="P8"><text:span text:style-name="T7"><text:s text:c="11"/></text:span><text:span text:style-name="T7">TX_ER == F</text:span></text:p>
        </draw:line>
        <draw:custom-shape draw:style-name="gr2" draw:text-style-name="P4" draw:layer="layout" svg:width="7.62cm" svg:height="1.27cm" svg:x="15.605cm" svg:y="11.495cm">
          <text:p text:style-name="P3"><text:span text:style-name="T5">4</text:span></text:p>
          <text:p text:style-name="P3"><text:span text:style-name="T5">START_OF_PACKE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.62cm" svg:height="3.81cm" svg:x="15.605cm" svg:y="12.765cm">
          <text:p text:style-name="P5"><text:span text:style-name="T6">transmitting &lt;= V</text:span></text:p>
          <text:p text:style-name="P5"><text:span text:style-name="T6">COL &lt;= receiving</text:span></text:p>
          <text:p text:style-name="P5"><text:span text:style-name="T6">tx_o_set &lt;= </text:span><text:span text:style-name="T8">S</text:span></text:p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20.685cm" svg:y1="7.685cm" svg:x2="20.685cm" svg:y2="11.495cm">
          <text:p/>
        </draw:line>
        <draw:frame draw:style-name="gr6" draw:text-style-name="P12" draw:layer="layout" svg:width="3.81cm" svg:height="3.81cm" svg:x="20.685cm" svg:y="7.685cm">
          <draw:text-box>
            <text:p text:style-name="P11"><text:span text:style-name="T7">TX_EN == V *</text:span></text:p>
            <text:p text:style-name="P11"><text:span text:style-name="T7">TX_ER == F *</text:span></text:p>
            <text:p text:style-name="P11"><text:span text:style-name="T7">TX_OSET.indicate</text:span></text:p>
          </draw:text-box>
        </draw:frame>
        <draw:line draw:style-name="gr5" draw:text-style-name="P10" draw:layer="layout" svg:x1="19.415cm" svg:y1="16.575cm" svg:x2="19.415cm" svg:y2="20.385cm">
          <text:p/>
        </draw:line>
        <draw:frame draw:style-name="gr6" draw:text-style-name="P12" draw:layer="layout" svg:width="3.81cm" svg:height="3.81cm" svg:x="19.415cm" svg:y="16.575cm">
          <draw:text-box>
            <text:p text:style-name="P11"><text:span text:style-name="T7">TX_OSET.indicate</text:span></text:p>
          </draw:text-box>
        </draw:frame>
        <draw:custom-shape draw:style-name="gr7" draw:text-style-name="P4" draw:layer="layout" svg:width="7.621cm" svg:height="1.27cm" svg:x="15.604cm" svg:y="20.385cm">
          <text:p text:style-name="P3"><text:span text:style-name="T5">6</text:span></text:p>
          <text:p text:style-name="P3"><text:span text:style-name="T5">TX_PACKET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7.621cm" svg:height="3.81cm" svg:x="15.604cm" svg:y="21.655cm">
          <text:p text:style-name="P13"><text:span text:style-name="T6">tx_o_set &lt;= /I/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7.621cm" svg:height="1.27cm" svg:x="2.905cm" svg:y="20.385cm">
          <text:p text:style-name="P3"><text:span text:style-name="T5">5</text:span></text:p>
          <text:p text:style-name="P3"><text:span text:style-name="T5">TX_DATA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7.621cm" svg:height="3.81cm" svg:x="2.905cm" svg:y="21.655cm">
          <text:p text:style-name="P13"><text:span text:style-name="T6">COL &lt;= receiving</text:span></text:p>
          <text:p text:style-name="P13"><text:span text:style-name="T6">tx_o_set &lt;= VOID(/D/)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10.525cm" svg:y1="21.655cm" svg:x2="15.604cm" svg:y2="21.655cm">
          <text:p text:style-name="P15"><text:span text:style-name="T7">TX_EN == T</text:span></text:p>
          <text:p text:style-name="P15"><text:span text:style-name="T7"/></text:p>
          <text:p text:style-name="P15"><text:span text:style-name="T7"/></text:p>
        </draw:line>
        <draw:line draw:style-name="gr4" draw:text-style-name="P10" draw:layer="layout" svg:x1="10.526cm" svg:y1="24.195cm" svg:x2="15.604cm" svg:y2="24.195cm">
          <text:p text:style-name="P15"><text:span text:style-name="T7"/></text:p>
          <text:p text:style-name="P15"><text:span text:style-name="T7"/></text:p>
          <text:p text:style-name="P15"><text:span text:style-name="T7">TX_OSET.indicate</text:span></text:p>
        </draw:line>
        <draw:line draw:style-name="gr5" draw:text-style-name="P10" draw:layer="layout" svg:x1="19.415cm" svg:y1="25.465cm" svg:x2="19.415cm" svg:y2="29.275cm">
          <text:p/>
        </draw:line>
        <draw:frame draw:style-name="gr6" draw:text-style-name="P12" draw:layer="layout" svg:width="3.81cm" svg:height="3.81cm" svg:x="19.415cm" svg:y="25.465cm">
          <draw:text-box>
            <text:p text:style-name="P11"><text:span text:style-name="T7">TX_EN == F *</text:span></text:p>
            <text:p text:style-name="P11"><text:span text:style-name="T7">TX_ER == F</text:span></text:p>
          </draw:text-box>
        </draw:frame>
        <draw:line draw:style-name="gr5" draw:text-style-name="P10" draw:layer="layout" svg:x1="24.495cm" svg:y1="3.875cm" svg:x2="23.225cm" svg:y2="3.875cm">
          <text:p/>
        </draw:line>
        <draw:line draw:style-name="gr11" draw:text-style-name="P10" draw:layer="layout" svg:x1="24.495cm" svg:y1="1.335cm" svg:x2="21.955cm" svg:y2="1.335cm">
          <text:p/>
        </draw:line>
        <draw:line draw:style-name="gr11" draw:text-style-name="P10" draw:layer="layout" svg:x1="24.508cm" svg:y1="3.875cm" svg:x2="24.495cm" svg:y2="1.335cm">
          <text:p/>
        </draw:line>
        <draw:line draw:style-name="gr11" draw:text-style-name="P10" draw:layer="layout" svg:x1="21.955cm" svg:y1="1.335cm" svg:x2="21.955cm" svg:y2="2.605cm">
          <text:p/>
        </draw:line>
        <draw:frame draw:style-name="gr12" draw:text-style-name="P12" draw:layer="layout" svg:width="3.81cm" svg:height="2.54cm" svg:x="24.495cm" svg:y="1.335cm">
          <draw:text-box>
            <text:p text:style-name="P11"><text:span text:style-name="T7">!assert_Ipidle *</text:span></text:p>
            <text:p text:style-name="P11"><text:span text:style-name="T7">TX_E == F *</text:span></text:p>
            <text:p text:style-name="P11"><text:span text:style-name="T7">TX_OSET.indicate</text:span></text:p>
          </draw:text-box>
        </draw:frame>
        <draw:line draw:style-name="gr5" draw:text-style-name="P10" draw:layer="layout" svg:x1="19.415cm" svg:y1="1.335cm" svg:x2="19.415cm" svg:y2="2.605cm">
          <text:p/>
        </draw:line>
        <draw:line draw:style-name="gr5" draw:text-style-name="P10" draw:layer="layout" svg:x1="16.875cm" svg:y1="1.335cm" svg:x2="16.875cm" svg:y2="2.605cm">
          <text:p/>
        </draw:line>
        <draw:custom-shape draw:style-name="gr7" draw:text-style-name="P4" draw:layer="layout" svg:width="7.621cm" svg:height="1.27cm" svg:x="15.604cm" svg:y="29.275cm">
          <text:p text:style-name="P16"><text:span text:style-name="T1">8</text:span></text:p>
          <text:p text:style-name="P16"><text:span text:style-name="T1">END</text:span><text:span text:style-name="T5">_OF_PACKET_NOEXT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7.621cm" svg:height="3.81cm" svg:x="15.604cm" svg:y="30.545cm">
          <text:p text:style-name="P13"><text:span text:style-name="T6">IF (tx_even == F)</text:span></text:p>
          <text:p text:style-name="P13"><text:span text:style-name="T6"><text:tab/></text:span><text:span text:style-name="T6">THEN</text:span></text:p>
          <text:p text:style-name="P13"><text:span text:style-name="T6"><text:tab/></text:span><text:span text:style-name="T6"><text:tab/></text:span><text:span text:style-name="T6">transmitting &lt;= F</text:span></text:p>
          <text:p text:style-name="P13"><text:span text:style-name="T6">COL &lt;= F</text:span></text:p>
          <text:p text:style-name="P13"><text:span text:style-name="T6">tx_o_set &lt;= /T/</text:span></text:p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15.605cm" svg:y1="31.815cm" svg:x2="10.525cm" svg:y2="31.815cm">
          <text:p/>
        </draw:line>
        <draw:frame draw:style-name="gr14" draw:text-style-name="P17" draw:layer="layout" svg:width="5.079cm" svg:height="2.54cm" svg:x="10.525cm" svg:y="29.275cm">
          <draw:text-box>
            <text:p text:style-name="P15"><text:span text:style-name="T7">TX_OSET.indicate</text:span></text:p>
          </draw:text-box>
        </draw:frame>
        <draw:custom-shape draw:style-name="gr15" draw:text-style-name="P18" draw:layer="layout" svg:width="7.621cm" svg:height="1.27cm" svg:x="2.904cm" svg:y="29.275cm">
          <text:p text:style-name="P16"><text:span text:style-name="T5">7</text:span></text:p>
          <text:p text:style-name="P16"><text:span text:style-name="T5">EPD2_NOEXT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7.621cm" svg:height="3.81cm" svg:x="2.904cm" svg:y="30.545cm">
          <text:p text:style-name="P13"><text:span text:style-name="T6">transmitting &lt;= F</text:span></text:p>
          <text:p text:style-name="P13"><text:span text:style-name="T6">tx_o_set &lt;= /R/</text:span></text:p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7.985cm" svg:y1="34.355cm" svg:x2="7.985cm" svg:y2="38.165cm">
          <text:p/>
        </draw:line>
        <draw:frame draw:style-name="gr6" draw:text-style-name="P12" draw:layer="layout" svg:width="3.81cm" svg:height="3.81cm" svg:x="7.985cm" svg:y="34.355cm">
          <draw:text-box>
            <text:p text:style-name="P11"><text:span text:style-name="T7">tx_even == V *</text:span></text:p>
            <text:p text:style-name="P11"><text:span text:style-name="T7">TX_OSET.indicate</text:span></text:p>
          </draw:text-box>
        </draw:frame>
        <draw:line draw:style-name="gr5" draw:text-style-name="P10" draw:layer="layout" svg:x1="5.445cm" svg:y1="34.355cm" svg:x2="5.445cm" svg:y2="36.895cm">
          <text:p/>
        </draw:line>
        <draw:frame draw:style-name="gr17" draw:text-style-name="P20" draw:layer="layout" svg:width="3.81cm" svg:height="2.54cm" svg:x="1.635cm" svg:y="34.355cm">
          <draw:text-box>
            <text:p text:style-name="P19"><text:span text:style-name="T7">tx_even == F *</text:span></text:p>
            <text:p text:style-name="P19"><text:span text:style-name="T7">TX_OSET.indicate</text:span></text:p>
          </draw:text-box>
        </draw:frame>
        <draw:custom-shape draw:style-name="gr18" draw:text-style-name="P21" draw:layer="layout" svg:width="1.27cm" svg:height="0.635cm" svg:x="4.81cm" svg:y="37.20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22" draw:layer="layout" svg:width="1.27cm" svg:height="0.318cm" svg:x="4.81cm" svg:y="36.894cm">
          <text:p text:style-name="P3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7.621cm" svg:height="1.27cm" svg:x="2.904cm" svg:y="38.165cm">
          <text:p text:style-name="P16"><text:span text:style-name="T5">9</text:span></text:p>
          <text:p text:style-name="P16"><text:span text:style-name="T5">EPD3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7.621cm" svg:height="3.81cm" svg:x="2.904cm" svg:y="39.435cm">
          <text:p text:style-name="P13"><text:span text:style-name="T6">tx_o_set &lt;= /R/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1.27cm" svg:height="1.27cm" svg:x="16.24cm" svg:y="0.065cm">
          <text:p text:style-name="P3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0" draw:layer="layout" svg:x1="6.715cm" svg:y1="43.245cm" svg:x2="6.715cm" svg:y2="47.055cm">
          <text:p/>
        </draw:line>
        <draw:frame draw:style-name="gr6" draw:text-style-name="P12" draw:layer="layout" svg:width="3.81cm" svg:height="3.81cm" svg:x="2.905cm" svg:y="43.245cm">
          <draw:text-box>
            <text:p text:style-name="P23"><text:span text:style-name="T7">TX_OSET.indicate</text:span></text:p>
          </draw:text-box>
        </draw:frame>
        <draw:line draw:style-name="gr11" draw:text-style-name="P10" draw:layer="layout" svg:x1="6.715cm" svg:y1="47.055cm" svg:x2="0.365cm" svg:y2="47.055cm">
          <text:p/>
        </draw:line>
        <draw:line draw:style-name="gr11" draw:text-style-name="P10" draw:layer="layout" svg:x1="0.365cm" svg:y1="47.055cm" svg:x2="0.365cm" svg:y2="1.335cm">
          <text:p/>
        </draw:line>
        <draw:line draw:style-name="gr5" draw:text-style-name="P10" draw:layer="layout" svg:x1="0.365cm" svg:y1="1.335cm" svg:x2="16.875cm" svg:y2="1.335cm">
          <text:p/>
        </draw:line>
        <draw:line draw:style-name="gr5" draw:text-style-name="P10" draw:layer="layout" svg:x1="18.145cm" svg:y1="7.685cm" svg:x2="18.145cm" svg:y2="10.225cm">
          <text:p/>
        </draw:line>
        <draw:frame draw:style-name="gr23" draw:text-style-name="P20" draw:layer="layout" svg:width="3.81cm" svg:height="2.54cm" svg:x="14.335cm" svg:y="7.685cm">
          <draw:text-box>
            <text:p text:style-name="P19"><text:span text:style-name="T7">assert_Ipidle *</text:span></text:p>
            <text:p text:style-name="P19"><text:span text:style-name="T7">TX_OSET.indicate</text:span></text:p>
          </draw:text-box>
        </draw:frame>
        <draw:custom-shape draw:style-name="gr18" draw:text-style-name="P21" draw:layer="layout" svg:width="1.27cm" svg:height="0.635cm" svg:x="17.51cm" svg:y="10.53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22" draw:layer="layout" svg:width="1.27cm" svg:height="0.318cm" svg:x="17.51cm" svg:y="10.224cm">
          <text:p text:style-name="P3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1.27cm" svg:height="1.27cm" svg:x="18.78cm" svg:y="0.065cm">
          <text:p text:style-name="P3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7.621cm" svg:height="1.27cm" svg:x="2.905cm" svg:y="11.495cm">
          <text:p text:style-name="P3"><text:span text:style-name="T5">3</text:span></text:p>
          <text:p text:style-name="P3"><text:span text:style-name="T5">Opc: XMIT_LPIDLE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7.621cm" svg:height="3.81cm" svg:x="2.905cm" svg:y="12.765cm">
          <text:p text:style-name="P13"><text:span text:style-name="T6">tx_o_set &lt;= /I/</text:span></text:p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5.445cm" svg:y1="10.225cm" svg:x2="5.445cm" svg:y2="11.495cm">
          <text:p/>
        </draw:line>
        <draw:custom-shape draw:style-name="gr22" draw:text-style-name="P22" draw:layer="layout" svg:width="1.27cm" svg:height="1.27cm" svg:x="4.81cm" svg:y="8.955cm">
          <text:p text:style-name="P3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0" draw:layer="layout" svg:x1="5.445cm" svg:y1="16.575cm" svg:x2="5.445cm" svg:y2="19.115cm">
          <text:p/>
        </draw:line>
        <draw:frame draw:style-name="gr25" draw:text-style-name="P20" draw:layer="layout" svg:width="3.81cm" svg:height="2.54cm" svg:x="1.635cm" svg:y="16.575cm">
          <draw:text-box>
            <text:p text:style-name="P19"><text:span text:style-name="T7">!assert_Ipidle *</text:span></text:p>
            <text:p text:style-name="P19"><text:span text:style-name="T7">TX_OSET.indicate</text:span></text:p>
          </draw:text-box>
        </draw:frame>
        <draw:custom-shape draw:style-name="gr18" draw:text-style-name="P21" draw:layer="layout" svg:width="1.27cm" svg:height="0.635cm" svg:x="4.81cm" svg:y="19.42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22" draw:layer="layout" svg:width="1.27cm" svg:height="0.318cm" svg:x="4.81cm" svg:y="19.114cm">
          <text:p text:style-name="P3"><text:span text:style-name="T5">C</text:span>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7.985cm" svg:y1="16.617cm" svg:x2="7.985cm" svg:y2="19.115cm">
          <text:p/>
        </draw:line>
        <draw:line draw:style-name="gr11" draw:text-style-name="P10" draw:layer="layout" svg:x1="11.795cm" svg:y1="19.115cm" svg:x2="11.795cm" svg:y2="10.225cm">
          <text:p/>
        </draw:line>
        <draw:line draw:style-name="gr11" draw:text-style-name="P10" draw:layer="layout" svg:x1="7.985cm" svg:y1="19.115cm" svg:x2="11.795cm" svg:y2="19.115cm">
          <text:p/>
        </draw:line>
        <draw:line draw:style-name="gr5" draw:text-style-name="P10" draw:layer="layout" svg:x1="7.985cm" svg:y1="10.225cm" svg:x2="7.985cm" svg:y2="11.495cm">
          <text:p/>
        </draw:line>
        <draw:line draw:style-name="gr11" draw:text-style-name="P10" draw:layer="layout" svg:x1="11.795cm" svg:y1="10.225cm" svg:x2="7.985cm" svg:y2="10.225cm">
          <text:p/>
        </draw:line>
        <draw:frame draw:style-name="gr26" draw:text-style-name="P24" draw:layer="layout" svg:width="3.81cm" svg:height="2.54cm" svg:x="7.985cm" svg:y="7.685cm">
          <draw:text-box>
            <text:p text:style-name="P23"><text:span text:style-name="T7">!assert_Ipidle *</text:span></text:p>
            <text:p text:style-name="P23"><text:span text:style-name="T7">TX_OSET.indicate</text:span></text:p>
          </draw:text-box>
        </draw:frame>
      </draw:page>
      <draw:page draw:name="page2" draw:style-name="dp1" draw:master-page-name="Default">
        <draw:frame draw:style-name="gr27" draw:text-style-name="P2" draw:layer="layout" svg:width="7.62cm" svg:height="8.89cm" svg:x="0.365cm" svg:y="2.27cm">
          <draw:text-box>
            <text:p text:style-name="P1"><text:span text:style-name="T1">Leyendas:</text:span></text:p>
            <text:p text:style-name="P1"><text:span text:style-name="T1">-Colores:</text:span></text:p>
            <text:p text:style-name="P1"><text:span text:style-name="T1"><text:tab/></text:span><text:span text:style-name="T2">Estado <text:s text:c="28"/></text:span></text:p>
            <text:p text:style-name="P1"><text:span text:style-name="T1"><text:tab/></text:span><text:span text:style-name="T3">Operaciones en el estado</text:span></text:p>
            <text:p text:style-name="P1"><text:span text:style-name="T1"><text:tab/></text:span><text:span text:style-name="T1">Condiciones de la señal</text:span></text:p>
            <text:p text:style-name="P1"><text:span text:style-name="T4">-Signos:</text:span></text:p>
            <text:p text:style-name="P1"><text:span text:style-name="T4"><text:tab/></text:span><text:span text:style-name="T4">V: Verdadero</text:span></text:p>
            <text:p text:style-name="P1"><text:span text:style-name="T4"><text:tab/></text:span><text:span text:style-name="T4">F: Falso</text:span></text:p>
            <text:p text:style-name="P1"><text:span text:style-name="T4"><text:tab/></text:span><text:span text:style-name="T4">Opc Estado opcional</text:span></text:p>
            <text:p text:style-name="P1"><text:span text:style-name="T4"><text:tab/></text:span><text:span text:style-name="T4">* = and = &amp;</text:span></text:p>
            <text:p text:style-name="P1"><text:span text:style-name="T4"><text:tab/></text:span><text:span text:style-name="T4">+ = or = |</text:span></text:p>
          </draw:text-box>
        </draw:frame>
        <draw:custom-shape draw:style-name="gr2" draw:text-style-name="P4" draw:layer="layout" svg:width="7.62cm" svg:height="1.27cm" svg:x="11.795cm" svg:y="3.54cm">
          <text:p text:style-name="P3"><text:span text:style-name="T5">1</text:span></text:p>
          <text:p text:style-name="P3"><text:span text:style-name="T5">Inicio Opc: ID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7.62cm" svg:height="3.81cm" svg:x="11.795cm" svg:y="4.81cm">
          <text:p text:style-name="P5"><text:span text:style-name="T6">tx_o_set &lt;= /I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7.62cm" svg:height="1.27cm" svg:x="24.495cm" svg:y="3.54cm">
          <text:p text:style-name="P3"><text:span text:style-name="T5">2</text:span></text:p>
          <text:p text:style-name="P3"><text:span text:style-name="T5">Inicio: XMIT_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.62cm" svg:height="3.81cm" svg:x="24.495cm" svg:y="4.81cm">
          <text:p text:style-name="P5"><text:span text:style-name="T6">tx_o_set &lt;= /I/</text:span></text:p>
          <draw:enhanced-geometry svg:viewBox="0 0 21600 21600" draw:type="rectangle" draw:enhanced-path="M 0 0 L 21600 0 21600 21600 0 21600 0 0 Z N"/>
        </draw:custom-shape>
        <draw:line draw:style-name="gr4" draw:text-style-name="P9" draw:layer="layout" svg:x1="19.415cm" svg:y1="6.08cm" svg:x2="24.495cm" svg:y2="6.08cm"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>xmit = DATA *</text:span></text:p>
          <text:p text:style-name="P7"><text:span text:style-name="T7"><text:s text:c="11"/></text:span><text:span text:style-name="T7">TX_OSET. indicate * </text:span></text:p>
          <text:p text:style-name="P8"><text:span text:style-name="T7"><text:s text:c="11"/></text:span><text:span text:style-name="T7">TX_EN == F *</text:span></text:p>
          <text:p text:style-name="P8"><text:span text:style-name="T7"><text:s text:c="11"/></text:span><text:span text:style-name="T7">TX_ER == F</text:span></text:p>
        </draw:line>
        <draw:custom-shape draw:style-name="gr2" draw:text-style-name="P4" draw:layer="layout" svg:width="7.62cm" svg:height="1.27cm" svg:x="35.925cm" svg:y="3.54cm">
          <text:p text:style-name="P3"><text:span text:style-name="T5">4</text:span></text:p>
          <text:p text:style-name="P3"><text:span text:style-name="T5">START_OF_PACKE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.62cm" svg:height="3.81cm" svg:x="35.925cm" svg:y="4.81cm">
          <text:p text:style-name="P5"><text:span text:style-name="T6">transmitting &lt;= V</text:span></text:p>
          <text:p text:style-name="P5"><text:span text:style-name="T6">COL &lt;= receiving</text:span></text:p>
          <text:p text:style-name="P5"><text:span text:style-name="T6">tx_o_set &lt;= </text:span><text:span text:style-name="T8">S</text:span></text:p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32.115cm" svg:y1="6.715cm" svg:x2="35.925cm" svg:y2="6.715cm">
          <text:p/>
        </draw:line>
        <draw:frame draw:style-name="gr28" draw:text-style-name="P12" draw:layer="layout" svg:width="3.81cm" svg:height="1.905cm" svg:x="32.115cm" svg:y="6.715cm">
          <draw:text-box>
            <text:p text:style-name="P11"><text:span text:style-name="T7">TX_EN == V *</text:span></text:p>
            <text:p text:style-name="P11"><text:span text:style-name="T7">TX_ER == F *</text:span></text:p>
            <text:p text:style-name="P11"><text:span text:style-name="T7">TX_OSET.indicate</text:span></text:p>
          </draw:text-box>
        </draw:frame>
        <draw:line draw:style-name="gr5" draw:text-style-name="P10" draw:layer="layout" svg:x1="43.545cm" svg:y1="6.715cm" svg:x2="47.355cm" svg:y2="6.715cm">
          <text:p/>
        </draw:line>
        <draw:frame draw:style-name="gr28" draw:text-style-name="P12" draw:layer="layout" svg:width="3.81cm" svg:height="1.905cm" svg:x="43.545cm" svg:y="6.715cm">
          <draw:text-box>
            <text:p text:style-name="P11"><text:span text:style-name="T7">TX_OSET.indicate</text:span></text:p>
          </draw:text-box>
        </draw:frame>
        <draw:custom-shape draw:style-name="gr7" draw:text-style-name="P4" draw:layer="layout" svg:width="7.621cm" svg:height="1.27cm" svg:x="47.355cm" svg:y="3.54cm">
          <text:p text:style-name="P3"><text:span text:style-name="T5">6</text:span></text:p>
          <text:p text:style-name="P3"><text:span text:style-name="T5">TX_PACKET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7.621cm" svg:height="3.81cm" svg:x="47.355cm" svg:y="4.81cm">
          <text:p text:style-name="P13"><text:span text:style-name="T6">tx_o_set &lt;= /I/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7.621cm" svg:height="1.27cm" svg:x="47.355cm" svg:y="12.43cm">
          <text:p text:style-name="P3"><text:span text:style-name="T5">5</text:span></text:p>
          <text:p text:style-name="P3"><text:span text:style-name="T5">TX_DATA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7.621cm" svg:height="3.81cm" svg:x="47.355cm" svg:y="13.7cm">
          <text:p text:style-name="P13"><text:span text:style-name="T6">COL &lt;= receiving</text:span></text:p>
          <text:p text:style-name="P13"><text:span text:style-name="T6">tx_o_set &lt;= VOID(/D/)</text:span></text:p>
          <draw:enhanced-geometry svg:viewBox="0 0 21600 21600" draw:type="rectangle" draw:enhanced-path="M 0 0 L 21600 0 21600 21600 0 21600 0 0 Z N"/>
        </draw:custom-shape>
        <draw:line draw:style-name="gr31" draw:text-style-name="P10" draw:layer="layout" svg:x1="48.626cm" svg:y1="12.43cm" svg:x2="48.625cm" svg:y2="8.62cm">
          <text:p/>
        </draw:line>
        <draw:line draw:style-name="gr5" draw:text-style-name="P10" draw:layer="layout" svg:x1="53.706cm" svg:y1="8.62cm" svg:x2="53.706cm" svg:y2="12.43cm">
          <text:p/>
        </draw:line>
        <draw:line draw:style-name="gr5" draw:text-style-name="P10" draw:layer="layout" svg:x1="54.976cm" svg:y1="6.715cm" svg:x2="58.786cm" svg:y2="6.715cm">
          <text:p/>
        </draw:line>
        <draw:frame draw:style-name="gr28" draw:text-style-name="P12" draw:layer="layout" svg:width="3.81cm" svg:height="1.905cm" svg:x="54.976cm" svg:y="6.715cm">
          <draw:text-box>
            <text:p text:style-name="P11"><text:span text:style-name="T7">TX_EN == F *</text:span></text:p>
            <text:p text:style-name="P11"><text:span text:style-name="T7">TX_ER == F</text:span></text:p>
          </draw:text-box>
        </draw:frame>
        <draw:line draw:style-name="gr5" draw:text-style-name="P10" draw:layer="layout" svg:x1="33.385cm" svg:y1="4.81cm" svg:x2="32.115cm" svg:y2="4.81cm">
          <text:p/>
        </draw:line>
        <draw:line draw:style-name="gr11" draw:text-style-name="P10" draw:layer="layout" svg:x1="33.385cm" svg:y1="2.27cm" svg:x2="30.845cm" svg:y2="2.27cm">
          <text:p/>
        </draw:line>
        <draw:line draw:style-name="gr11" draw:text-style-name="P10" draw:layer="layout" svg:x1="33.398cm" svg:y1="4.81cm" svg:x2="33.385cm" svg:y2="2.27cm">
          <text:p/>
        </draw:line>
        <draw:line draw:style-name="gr11" draw:text-style-name="P10" draw:layer="layout" svg:x1="30.845cm" svg:y1="2.27cm" svg:x2="30.845cm" svg:y2="3.54cm">
          <text:p/>
        </draw:line>
        <draw:frame draw:style-name="gr12" draw:text-style-name="P12" draw:layer="layout" svg:width="3.81cm" svg:height="2.54cm" svg:x="30.845cm" svg:y="0.047cm">
          <draw:text-box>
            <text:p text:style-name="P11"><text:span text:style-name="T7">!assert_Ipidle *</text:span></text:p>
            <text:p text:style-name="P11"><text:span text:style-name="T7">TX_E == F *</text:span></text:p>
            <text:p text:style-name="P11"><text:span text:style-name="T7">TX_OSET.indicate</text:span></text:p>
          </draw:text-box>
        </draw:frame>
        <draw:line draw:style-name="gr5" draw:text-style-name="P10" draw:layer="layout" svg:x1="28.305cm" svg:y1="2.27cm" svg:x2="28.305cm" svg:y2="3.54cm">
          <text:p/>
        </draw:line>
        <draw:line draw:style-name="gr5" draw:text-style-name="P10" draw:layer="layout" svg:x1="25.765cm" svg:y1="2.27cm" svg:x2="25.765cm" svg:y2="3.54cm">
          <text:p/>
        </draw:line>
        <draw:custom-shape draw:style-name="gr7" draw:text-style-name="P18" draw:layer="layout" svg:width="7.621cm" svg:height="1.27cm" svg:x="58.786cm" svg:y="3.54cm">
          <text:p text:style-name="P16"><text:span text:style-name="T1">8</text:span></text:p>
          <text:p text:style-name="P16"><text:span text:style-name="T1">END</text:span><text:span text:style-name="T5">_OF_PACKET_NOEXT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7.621cm" svg:height="3.81cm" svg:x="58.786cm" svg:y="4.81cm">
          <text:p text:style-name="P13"><text:span text:style-name="T6">IF (tx_even == F)</text:span></text:p>
          <text:p text:style-name="P13"><text:span text:style-name="T6"><text:tab/></text:span><text:span text:style-name="T6">THEN</text:span></text:p>
          <text:p text:style-name="P13"><text:span text:style-name="T6"><text:tab/></text:span><text:span text:style-name="T6"><text:tab/></text:span><text:span text:style-name="T6">transmitting &lt;= F</text:span></text:p>
          <text:p text:style-name="P13"><text:span text:style-name="T6">COL &lt;= F</text:span></text:p>
          <text:p text:style-name="P13"><text:span text:style-name="T6">tx_o_set &lt;= /T/</text:span></text:p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66.407cm" svg:y1="6.715cm" svg:x2="70.215cm" svg:y2="6.715cm">
          <text:p/>
        </draw:line>
        <draw:frame draw:style-name="gr28" draw:text-style-name="P17" draw:layer="layout" svg:width="3.81cm" svg:height="1.905cm" svg:x="66.405cm" svg:y="6.715cm">
          <draw:text-box>
            <text:p text:style-name="P15"><text:span text:style-name="T7">TX_OSET.indicate</text:span></text:p>
          </draw:text-box>
        </draw:frame>
        <draw:custom-shape draw:style-name="gr33" draw:text-style-name="P18" draw:layer="layout" svg:width="7.621cm" svg:height="1.27cm" svg:x="70.214cm" svg:y="3.54cm">
          <text:p text:style-name="P16"><text:span text:style-name="T5">7</text:span></text:p>
          <text:p text:style-name="P16"><text:span text:style-name="T5">EPD2_NOEXT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7.621cm" svg:height="3.81cm" svg:x="70.214cm" svg:y="4.81cm">
          <text:p text:style-name="P13"><text:span text:style-name="T6">transmitting &lt;= F</text:span></text:p>
          <text:p text:style-name="P13"><text:span text:style-name="T6">tx_o_set &lt;= /R/</text:span></text:p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77.835cm" svg:y1="6.715cm" svg:x2="81.645cm" svg:y2="6.715cm">
          <text:p/>
        </draw:line>
        <draw:frame draw:style-name="gr28" draw:text-style-name="P12" draw:layer="layout" svg:width="3.81cm" svg:height="1.905cm" svg:x="77.835cm" svg:y="6.715cm">
          <draw:text-box>
            <text:p text:style-name="P11"><text:span text:style-name="T7">tx_even == V *</text:span></text:p>
            <text:p text:style-name="P11"><text:span text:style-name="T7">TX_OSET.indicate</text:span></text:p>
          </draw:text-box>
        </draw:frame>
        <draw:line draw:style-name="gr5" draw:text-style-name="P10" draw:layer="layout" svg:x1="72.755cm" svg:y1="8.62cm" svg:x2="72.755cm" svg:y2="11.16cm">
          <text:p/>
        </draw:line>
        <draw:frame draw:style-name="gr35" draw:text-style-name="P20" draw:layer="layout" svg:width="3.81cm" svg:height="2.54cm" svg:x="68.945cm" svg:y="8.62cm">
          <draw:text-box>
            <text:p text:style-name="P19"><text:span text:style-name="T7">tx_even == F *</text:span></text:p>
            <text:p text:style-name="P19"><text:span text:style-name="T7">TX_OSET.indicate</text:span></text:p>
          </draw:text-box>
        </draw:frame>
        <draw:custom-shape draw:style-name="gr18" draw:text-style-name="P21" draw:layer="layout" svg:width="1.27cm" svg:height="0.635cm" svg:x="72.12cm" svg:y="11.46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22" draw:layer="layout" svg:width="1.27cm" svg:height="0.318cm" svg:x="72.12cm" svg:y="11.159cm">
          <text:p text:style-name="P3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7.621cm" svg:height="1.27cm" svg:x="81.645cm" svg:y="3.54cm">
          <text:p text:style-name="P16"><text:span text:style-name="T5">9</text:span></text:p>
          <text:p text:style-name="P16"><text:span text:style-name="T5">EPD3</text:span></text:p>
          <draw:enhanced-geometry svg:viewBox="0 0 21600 21600" draw:type="rectangle" draw:enhanced-path="M 0 0 L 21600 0 21600 21600 0 21600 0 0 Z N"/>
        </draw:custom-shape>
        <draw:custom-shape draw:style-name="gr37" draw:text-style-name="P14" draw:layer="layout" svg:width="7.621cm" svg:height="3.81cm" svg:x="81.645cm" svg:y="4.81cm">
          <text:p text:style-name="P13"><text:span text:style-name="T6">tx_o_set &lt;= /R/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1.27cm" svg:height="1.27cm" svg:x="25.13cm" svg:y="1cm">
          <text:p text:style-name="P3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0" draw:layer="layout" svg:x1="85.455cm" svg:y1="8.62cm" svg:x2="85.455cm" svg:y2="18.145cm">
          <text:p/>
        </draw:line>
        <draw:frame draw:style-name="gr6" draw:text-style-name="P25" draw:layer="layout" svg:width="3.81cm" svg:height="3.81cm" svg:x="81.645cm" svg:y="8.62cm">
          <draw:text-box>
            <text:p text:style-name="P19"><text:span text:style-name="T7">TX_OSET.indicate</text:span></text:p>
          </draw:text-box>
        </draw:frame>
        <draw:line draw:style-name="gr11" draw:text-style-name="P10" draw:layer="layout" svg:x1="85.455cm" svg:y1="18.145cm" svg:x2="9.255cm" svg:y2="18.145cm">
          <text:p/>
        </draw:line>
        <draw:line draw:style-name="gr11" draw:text-style-name="P10" draw:layer="layout" svg:x1="9.255cm" svg:y1="18.145cm" svg:x2="9.255cm" svg:y2="2.27cm">
          <text:p/>
        </draw:line>
        <draw:line draw:style-name="gr5" draw:text-style-name="P10" draw:layer="layout" svg:x1="9.255cm" svg:y1="2.27cm" svg:x2="25.765cm" svg:y2="2.27cm">
          <text:p/>
        </draw:line>
        <draw:line draw:style-name="gr5" draw:text-style-name="P10" draw:layer="layout" svg:x1="27.035cm" svg:y1="8.62cm" svg:x2="27.035cm" svg:y2="11.16cm">
          <text:p/>
        </draw:line>
        <draw:frame draw:style-name="gr38" draw:text-style-name="P20" draw:layer="layout" svg:width="3.81cm" svg:height="2.54cm" svg:x="23.225cm" svg:y="8.62cm">
          <draw:text-box>
            <text:p text:style-name="P19"><text:span text:style-name="T7">assert_Ipidle *</text:span></text:p>
            <text:p text:style-name="P19"><text:span text:style-name="T7">TX_OSET.indicate</text:span></text:p>
          </draw:text-box>
        </draw:frame>
        <draw:custom-shape draw:style-name="gr18" draw:text-style-name="P21" draw:layer="layout" svg:width="1.27cm" svg:height="0.635cm" svg:x="26.4cm" svg:y="11.46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22" draw:layer="layout" svg:width="1.27cm" svg:height="0.318cm" svg:x="26.4cm" svg:y="11.159cm">
          <text:p text:style-name="P3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1.27cm" svg:height="1.27cm" svg:x="27.67cm" svg:y="1cm">
          <text:p text:style-name="P3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24" draw:layer="layout" svg:width="3.81cm" svg:height="2.54cm" svg:x="16.875cm" svg:y="8.62cm">
          <draw:text-box>
            <text:p text:style-name="P23"><text:span text:style-name="T7">!assert_Ipidle *</text:span></text:p>
            <text:p text:style-name="P23"><text:span text:style-name="T7">TX_OSET.indicate</text:span></text:p>
          </draw:text-box>
        </draw:frame>
        <draw:frame draw:style-name="gr40" draw:text-style-name="P20" draw:layer="layout" svg:width="3.81cm" svg:height="3.81cm" svg:x="44.815cm" svg:y="8.708cm">
          <draw:text-box>
            <text:p text:style-name="P19"><text:span text:style-name="T7">TX_EN == T</text:span></text:p>
          </draw:text-box>
        </draw:frame>
        <draw:frame draw:style-name="gr6" draw:text-style-name="P12" draw:layer="layout" svg:width="3.81cm" svg:height="3.81cm" svg:x="53.706cm" svg:y="8.62cm">
          <draw:text-box>
            <text:p text:style-name="P26"><text:span text:style-name="T7">TX_OSET.indicate</text:span></text:p>
          </draw:text-box>
        </draw:frame>
      </draw:page>
      <draw:page draw:name="page3" draw:style-name="dp1" draw:master-page-name="Default">
        <draw:line draw:style-name="gr5" draw:text-style-name="P10" draw:layer="layout" svg:x1="2.588cm" svg:y1="8.344cm" svg:x2="2.588cm" svg:y2="9.572cm">
          <text:p/>
        </draw:line>
        <draw:line draw:style-name="gr5" draw:text-style-name="P10" draw:layer="layout" svg:x1="5.763cm" svg:y1="10.842cm" svg:x2="3.858cm" svg:y2="10.842cm">
          <text:p/>
        </draw:line>
        <draw:frame draw:style-name="gr41" draw:text-style-name="P17" draw:layer="layout" svg:width="1.27cm" svg:height="1.27cm" svg:x="7.033cm" svg:y="8.302cm">
          <draw:text-box>
            <text:p text:style-name="P15"><text:span text:style-name="T7">0</text:span></text:p>
          </draw:text-box>
        </draw:frame>
        <draw:custom-shape draw:style-name="gr42" draw:text-style-name="P27" draw:layer="layout" svg:width="3.81cm" svg:height="3.81cm" svg:x="6.397cm" svg:y="11.16cm">
          <text:p text:style-name="P3"><text:span text:style-name="T7">Tarjeta recibid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28" draw:layer="layout" svg:width="3.81cm" svg:height="1.27cm" svg:x="1.635cm" svg:y="12.429cm">
          <text:p text:style-name="P3"><text:span text:style-name="T7">Sali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7.621cm" svg:height="1.27cm" svg:x="0.999cm" svg:y="1cm">
          <text:p text:style-name="P3"><text:span text:style-name="T5">XMIT_DATA</text:span>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7.621cm" svg:height="3.81cm" svg:x="0.999cm" svg:y="2.27cm">
          <text:p text:style-name="P13"><text:span text:style-name="T6">tx_o_set &lt;= /I/</text:span></text:p>
          <draw:enhanced-geometry svg:viewBox="0 0 21600 21600" draw:type="rectangle" draw:enhanced-path="M 0 0 L 21600 0 21600 21600 0 21600 0 0 Z N"/>
        </draw:custom-shape>
        <draw:frame draw:style-name="gr41" draw:text-style-name="P17" draw:layer="layout" svg:width="1.27cm" svg:height="1.27cm" svg:x="7.033cm" svg:y="9.572cm">
          <draw:text-box>
            <text:p text:style-name="P15"><text:span text:style-name="T7">1</text:span></text:p>
          </draw:text-box>
        </draw:frame>
        <draw:frame draw:style-name="gr6" draw:text-style-name="P12" draw:layer="layout" svg:width="3.81cm" svg:height="3.81cm" svg:x="8.937cm" svg:y="2.27cm">
          <draw:text-box>
            <text:p text:style-name="P11"><text:span text:style-name="T7">TX_EN == V *</text:span></text:p>
            <text:p text:style-name="P11"><text:span text:style-name="T7">TX_ER == F *</text:span></text:p>
            <text:p text:style-name="P11"><text:span text:style-name="T7">TX_OSET.indicate</text:span></text:p>
          </draw:text-box>
        </draw:frame>
      </draw:page>
      <draw:page draw:name="page4" draw:style-name="dp1" draw:master-page-name="Default">
        <draw:custom-shape draw:style-name="gr7" draw:text-style-name="P4" draw:layer="layout" svg:width="7.621cm" svg:height="1.27cm" svg:x="6.397cm" svg:y="0.047cm">
          <text:p text:style-name="P3"><text:span text:style-name="T5">GENERATE_CODE_GROUPS</text:span></text:p>
          <draw:enhanced-geometry svg:viewBox="0 0 21600 21600" draw:type="rectangle" draw:enhanced-path="M 0 0 L 21600 0 21600 21600 0 21600 0 0 Z N"/>
        </draw:custom-shape>
        <draw:custom-shape draw:style-name="gr45" draw:text-style-name="P14" draw:layer="layout" svg:width="7.621cm" svg:height="1.27cm" svg:x="6.397cm" svg:y="1.3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7.621cm" svg:height="1.27cm" svg:x="12.747cm" svg:y="5.127cm">
          <text:p text:style-name="P3"><text:span text:style-name="T5">DATA_GO</text:span></text:p>
          <draw:enhanced-geometry svg:viewBox="0 0 21600 21600" draw:type="rectangle" draw:enhanced-path="M 0 0 L 21600 0 21600 21600 0 21600 0 0 Z N"/>
        </draw:custom-shape>
        <draw:custom-shape draw:style-name="gr46" draw:text-style-name="P14" draw:layer="layout" svg:width="7.621cm" svg:height="3.81cm" svg:x="12.747cm" svg:y="6.397cm">
          <text:p text:style-name="P13"><text:span text:style-name="T6">tx_code-group &lt;=</text:span></text:p>
          <text:p text:style-name="P13"><text:span text:style-name="T6"><text:tab/></text:span><text:span text:style-name="T6">ENCODE(TXD&lt;7:0&gt;)</text:span></text:p>
          <text:p text:style-name="P13"><text:span text:style-name="T6">tx_even &lt;= !tx_even</text:span></text:p>
          <text:p text:style-name="P13"><text:span text:style-name="T6">TX_OSET.indicate</text:span></text:p>
          <text:p text:style-name="P13"><text:span text:style-name="T6">PUDR</text:span></text:p>
          <text:p text:style-name="P13"><text:span text:style-name="T6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7.621cm" svg:height="1.27cm" svg:x="0.047cm" svg:y="5.127cm">
          <text:p text:style-name="P3"><text:span text:style-name="T5">SPECIAL_GO</text:span></text:p>
          <draw:enhanced-geometry svg:viewBox="0 0 21600 21600" draw:type="rectangle" draw:enhanced-path="M 0 0 L 21600 0 21600 21600 0 21600 0 0 Z N"/>
        </draw:custom-shape>
        <draw:custom-shape draw:style-name="gr47" draw:text-style-name="P14" draw:layer="layout" svg:width="7.621cm" svg:height="3.81cm" svg:x="0.047cm" svg:y="6.397cm">
          <text:p text:style-name="P13"><text:span text:style-name="T6">tx_code-group &lt;= to_o_set</text:span></text:p>
          <text:p text:style-name="P13"><text:span text:style-name="T6">tx_even &lt;= !tx_even</text:span></text:p>
          <text:p text:style-name="P13"><text:span text:style-name="T6">TX_OSET.indicate</text:span></text:p>
          <text:p text:style-name="P13"><text:span text:style-name="T6">PUDR</text:span>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8.938cm" svg:y1="2.629cm" svg:x2="8.938cm" svg:y2="3.857cm">
          <text:p/>
        </draw:line>
        <draw:line draw:style-name="gr11" draw:text-style-name="P10" draw:layer="layout" svg:x1="11.478cm" svg:y1="2.587cm" svg:x2="11.478cm" svg:y2="3.815cm">
          <text:p/>
        </draw:line>
        <draw:line draw:style-name="gr5" draw:text-style-name="P10" draw:layer="layout" svg:x1="3.858cm" svg:y1="3.857cm" svg:x2="3.857cm" svg:y2="5.127cm">
          <text:p/>
        </draw:line>
        <draw:line draw:style-name="gr5" draw:text-style-name="P10" draw:layer="layout" svg:x1="16.558cm" svg:y1="3.857cm" svg:x2="16.558cm" svg:y2="5.127cm">
          <text:p/>
        </draw:line>
        <draw:line draw:style-name="gr11" draw:text-style-name="P10" draw:layer="layout" svg:x1="8.938cm" svg:y1="3.857cm" svg:x2="3.858cm" svg:y2="3.857cm">
          <text:p/>
        </draw:line>
        <draw:line draw:style-name="gr11" draw:text-style-name="P10" draw:layer="layout" svg:x1="16.558cm" svg:y1="3.857cm" svg:x2="11.478cm" svg:y2="3.857cm">
          <text:p/>
        </draw:line>
        <draw:frame draw:style-name="gr41" draw:text-style-name="P30" draw:layer="layout" svg:width="3.81cm" svg:height="1.27cm" svg:x="0.047cm" svg:y="3.857cm">
          <draw:text-box>
            <text:p text:style-name="P29"><text:span text:style-name="T7">tx_o_set ==</text:span></text:p>
            <text:p text:style-name="P29"><text:span text:style-name="T7">/V/ + /S/ + /T/ + /R/</text:span></text:p>
          </draw:text-box>
        </draw:frame>
        <draw:frame draw:style-name="gr41" draw:text-style-name="P12" draw:layer="layout" svg:width="3.81cm" svg:height="1.27cm" svg:x="16.558cm" svg:y="3.857cm">
          <draw:text-box>
            <text:p text:style-name="P11"><text:span text:style-name="T7">tx_o_set == /D/</text:span></text:p>
          </draw:text-box>
        </draw:frame>
        <draw:line draw:style-name="gr5" draw:text-style-name="P10" draw:layer="layout" svg:x1="10.208cm" svg:y1="2.587cm" svg:x2="10.208cm" svg:y2="11.477cm">
          <text:p/>
        </draw:line>
        <draw:custom-shape draw:style-name="gr7" draw:text-style-name="P4" draw:layer="layout" svg:width="7.621cm" svg:height="1.27cm" svg:x="6.399cm" svg:y="11.477cm">
          <text:p text:style-name="P3"><text:span text:style-name="T5">Opc: IDLE_DISPARITY_TEST</text:span></text:p>
          <draw:enhanced-geometry svg:viewBox="0 0 21600 21600" draw:type="rectangle" draw:enhanced-path="M 0 0 L 21600 0 21600 21600 0 21600 0 0 Z N"/>
        </draw:custom-shape>
        <draw:custom-shape draw:style-name="gr48" draw:text-style-name="P14" draw:layer="layout" svg:width="7.621cm" svg:height="1.27cm" svg:x="6.399cm" svg:y="12.747cm">
          <text:p/>
          <draw:enhanced-geometry svg:viewBox="0 0 21600 21600" draw:type="rectangle" draw:enhanced-path="M 0 0 L 21600 0 21600 21600 0 21600 0 0 Z N"/>
        </draw:custom-shape>
        <draw:frame draw:style-name="gr41" draw:text-style-name="P12" draw:layer="layout" svg:width="3.81cm" svg:height="1.27cm" svg:x="10.208cm" svg:y="10.207cm">
          <draw:text-box>
            <text:p text:style-name="P11"><text:span text:style-name="T7">tx_o_set = </text:span><text:span text:style-name="T9">I</text:span><text:span text:style-name="T7">/ + /LI/</text:span></text:p>
          </draw:text-box>
        </draw:frame>
        <draw:custom-shape draw:style-name="gr7" draw:text-style-name="P4" draw:layer="layout" svg:width="7.621cm" svg:height="1.27cm" svg:x="12.747cm" svg:y="16.557cm">
          <text:p text:style-name="P16"><text:span text:style-name="T5">IDLE_DISPARITY_OK</text:span></text:p>
          <draw:enhanced-geometry svg:viewBox="0 0 21600 21600" draw:type="rectangle" draw:enhanced-path="M 0 0 L 21600 0 21600 21600 0 21600 0 0 Z N"/>
        </draw:custom-shape>
        <draw:custom-shape draw:style-name="gr49" draw:text-style-name="P14" draw:layer="layout" svg:width="7.621cm" svg:height="3.81cm" svg:x="12.747cm" svg:y="17.827cm">
          <text:p text:style-name="P13"><text:span text:style-name="T6">tx_code-group &lt;= /K28.5/</text:span></text:p>
          <text:p text:style-name="P13"><text:span text:style-name="T6">tx_even &lt;= TRUE</text:span></text:p>
          <text:p text:style-name="P13"><text:span text:style-name="T6">PUD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7.621cm" svg:height="1.27cm" svg:x="0.047cm" svg:y="16.557cm">
          <text:p text:style-name="P3"><text:span text:style-name="T5">IDLE_DISPARITY_WRONG</text:span></text:p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7.621cm" svg:height="3.81cm" svg:x="0.047cm" svg:y="17.827cm">
          <text:p text:style-name="P13"><text:span text:style-name="T6">tx_code-group &lt;= /K28.5/</text:span></text:p>
          <text:p text:style-name="P13"><text:span text:style-name="T6">tx_even &lt;= TRUE</text:span></text:p>
          <text:p text:style-name="P13"><text:span text:style-name="T6">PUDR</text:span>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8.938cm" svg:y1="14.059cm" svg:x2="8.938cm" svg:y2="15.287cm">
          <text:p/>
        </draw:line>
        <draw:line draw:style-name="gr11" draw:text-style-name="P10" draw:layer="layout" svg:x1="11.478cm" svg:y1="14.017cm" svg:x2="11.478cm" svg:y2="15.245cm">
          <text:p/>
        </draw:line>
        <draw:line draw:style-name="gr5" draw:text-style-name="P10" draw:layer="layout" svg:x1="3.858cm" svg:y1="15.287cm" svg:x2="3.858cm" svg:y2="16.557cm">
          <text:p/>
        </draw:line>
        <draw:line draw:style-name="gr5" draw:text-style-name="P10" draw:layer="layout" svg:x1="16.558cm" svg:y1="15.287cm" svg:x2="16.558cm" svg:y2="16.557cm">
          <text:p/>
        </draw:line>
        <draw:line draw:style-name="gr11" draw:text-style-name="P10" draw:layer="layout" svg:x1="8.938cm" svg:y1="15.287cm" svg:x2="3.858cm" svg:y2="15.287cm">
          <text:p/>
        </draw:line>
        <draw:line draw:style-name="gr11" draw:text-style-name="P10" draw:layer="layout" svg:x1="16.558cm" svg:y1="15.287cm" svg:x2="11.478cm" svg:y2="15.287cm">
          <text:p/>
        </draw:line>
        <draw:frame draw:style-name="gr41" draw:text-style-name="P30" draw:layer="layout" svg:width="3.81cm" svg:height="1.27cm" svg:x="0.047cm" svg:y="15.287cm">
          <draw:text-box>
            <text:p text:style-name="P29"><text:span text:style-name="T7">tx_disparity == </text:span><text:span text:style-name="T7"><text:tab/></text:span><text:span text:style-name="T7"><text:tab/></text:span><text:span text:style-name="T7">POSITIVE</text:span></text:p>
          </draw:text-box>
        </draw:frame>
        <draw:frame draw:style-name="gr51" draw:text-style-name="P24" draw:layer="layout" svg:width="3.81cm" svg:height="1.27cm" svg:x="16.558cm" svg:y="15.287cm">
          <draw:text-box>
            <text:p text:style-name="P23"><text:span text:style-name="T7">tx_disparity == </text:span></text:p>
            <text:p text:style-name="P23"><text:span text:style-name="T7"><text:tab/></text:span><text:span text:style-name="T7">NEGATIVE</text:span></text:p>
          </draw:text-box>
        </draw:frame>
        <draw:line draw:style-name="gr5" draw:text-style-name="P10" draw:layer="layout" svg:x1="3.858cm" svg:y1="21.637cm" svg:x2="3.858cm" svg:y2="24.177cm">
          <text:p/>
        </draw:line>
        <draw:line draw:style-name="gr5" draw:text-style-name="P10" draw:layer="layout" svg:x1="16.558cm" svg:y1="21.637cm" svg:x2="16.558cm" svg:y2="24.177cm">
          <text:p/>
        </draw:line>
        <draw:frame draw:style-name="gr12" draw:text-style-name="P12" draw:layer="layout" svg:width="3.81cm" svg:height="2.54cm" svg:x="0.047cm" svg:y="21.637cm">
          <draw:text-box>
            <text:p text:style-name="P29"><text:span text:style-name="T7">cg_timer_done</text:span></text:p>
          </draw:text-box>
        </draw:frame>
        <draw:frame draw:style-name="gr52" draw:text-style-name="P24" draw:layer="layout" svg:width="3.81cm" svg:height="2.54cm" svg:x="16.558cm" svg:y="21.637cm">
          <draw:text-box>
            <text:p text:style-name="P23"><text:span text:style-name="T7">cg_timer_done</text:span></text:p>
          </draw:text-box>
        </draw:frame>
        <draw:custom-shape draw:style-name="gr7" draw:text-style-name="P4" draw:layer="layout" svg:width="7.621cm" svg:height="1.27cm" svg:x="0.047cm" svg:y="24.177cm">
          <text:p text:style-name="P3"><text:span text:style-name="T5">IDLE_I1B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draw:layer="layout" svg:width="7.621cm" svg:height="3.81cm" svg:x="0.047cm" svg:y="25.447cm">
          <text:p text:style-name="P31"><text:span text:style-name="T10">if tx_oset == /LI/</text:span></text:p>
          <text:p text:style-name="P31"><text:span text:style-name="T10"><text:s text:c="4"/></text:span><text:span text:style-name="T10">then (tx_code-group &lt;= /D6.5/)</text:span></text:p>
          <text:p text:style-name="P31"><text:span text:style-name="T10"><text:s text:c="4"/></text:span><text:span text:style-name="T10">else (tx_code-group &lt;= /D5.6/)</text:span></text:p>
          <text:p text:style-name="P31"><text:span text:style-name="T10">tx_even &lt;= FALSE</text:span></text:p>
          <text:p text:style-name="P31"><text:span text:style-name="T10">TX_OSET.indicate</text:span></text:p>
          <text:p text:style-name="P31"><text:span text:style-name="T10">PUD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7.621cm" svg:height="1.27cm" svg:x="12.747cm" svg:y="24.177cm">
          <text:p text:style-name="P3"><text:span text:style-name="T5">IDLE_I2B</text:span></text:p>
          <draw:enhanced-geometry svg:viewBox="0 0 21600 21600" draw:type="rectangle" draw:enhanced-path="M 0 0 L 21600 0 21600 21600 0 21600 0 0 Z N"/>
        </draw:custom-shape>
        <draw:custom-shape draw:style-name="gr54" draw:text-style-name="P32" draw:layer="layout" svg:width="7.621cm" svg:height="3.81cm" svg:x="12.747cm" svg:y="25.447cm">
          <text:p text:style-name="P31"><text:span text:style-name="T10">if tx_oset == /LI/</text:span></text:p>
          <text:p text:style-name="P31"><text:span text:style-name="T10"><text:s text:c="4"/></text:span><text:span text:style-name="T10">then (tx_code-group &lt;= /D26.4/)</text:span></text:p>
          <text:p text:style-name="P31"><text:span text:style-name="T10"><text:s text:c="4"/></text:span><text:span text:style-name="T10">else (tx_code-group &lt;= /D16.2/)</text:span></text:p>
          <text:p text:style-name="P31"><text:span text:style-name="T10">tx_even &lt;= FALSE</text:span></text:p>
          <text:p text:style-name="P31"><text:span text:style-name="T10">TX_OSET.indicate</text:span></text:p>
          <text:p text:style-name="P31"><text:span text:style-name="T10">PUDR</text:span></text:p>
          <draw:enhanced-geometry svg:viewBox="0 0 21600 21600" draw:type="rectangle" draw:enhanced-path="M 0 0 L 21600 0 21600 21600 0 21600 0 0 Z N"/>
        </draw:custom-shape>
        <draw:frame draw:style-name="gr55" draw:text-style-name="P2" draw:layer="layout" svg:width="7.62cm" svg:height="8.89cm" svg:x="21.32cm" svg:y="0.047cm">
          <draw:text-box>
            <text:p text:style-name="P1"><text:span text:style-name="T1">Leyendas:</text:span></text:p>
            <text:p text:style-name="P1"><text:span text:style-name="T1">-Colores:</text:span></text:p>
            <text:p text:style-name="P1"><text:span text:style-name="T1"><text:tab/></text:span><text:span text:style-name="T2">Estado <text:s text:c="28"/></text:span></text:p>
            <text:p text:style-name="P1"><text:span text:style-name="T1"><text:tab/></text:span><text:span text:style-name="T3">Operaciones en el estado</text:span></text:p>
            <text:p text:style-name="P1"><text:span text:style-name="T1"><text:tab/></text:span><text:span text:style-name="T1">Condiciones de la señal</text:span></text:p>
            <text:p text:style-name="P1"><text:span text:style-name="T4">-Signos:</text:span></text:p>
            <text:p text:style-name="P1"><text:span text:style-name="T4"><text:tab/></text:span><text:span text:style-name="T4">V: Verdadero</text:span></text:p>
            <text:p text:style-name="P1"><text:span text:style-name="T4"><text:tab/></text:span><text:span text:style-name="T4">F: Falso</text:span></text:p>
            <text:p text:style-name="P1"><text:span text:style-name="T4"><text:tab/></text:span><text:span text:style-name="T4">Opc Estado opcional</text:span></text:p>
            <text:p text:style-name="P1"><text:span text:style-name="T4"><text:tab/></text:span><text:span text:style-name="T4">* = and = &amp;</text:span></text:p>
            <text:p text:style-name="P1"><text:span text:style-name="T4"><text:tab/></text:span><text:span text:style-name="T4">+ = or = |</text:span></text:p>
          </draw:text-box>
        </draw:frame>
      </draw:page>
      <draw:page draw:name="page5" draw:style-name="dp1" draw:master-page-name="Default">
        <draw:custom-shape draw:style-name="gr7" draw:text-style-name="P4" draw:layer="layout" svg:width="7.621cm" svg:height="1.27cm" svg:x="19.191cm" svg:y="0.124cm">
          <text:p text:style-name="P3"><text:span text:style-name="T5">GENERATE_CODE_GROUPS</text:span></text:p>
          <draw:enhanced-geometry svg:viewBox="0 0 21600 21600" draw:type="rectangle" draw:enhanced-path="M 0 0 L 21600 0 21600 21600 0 21600 0 0 Z N"/>
        </draw:custom-shape>
        <draw:custom-shape draw:style-name="gr56" draw:text-style-name="P14" draw:layer="layout" svg:width="7.621cm" svg:height="1.27cm" svg:x="19.191cm" svg:y="1.3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7.621cm" svg:height="1.27cm" svg:x="30.62cm" svg:y="5.204cm">
          <text:p text:style-name="P3"><text:span text:style-name="T5">DATA_GO</text:span></text:p>
          <draw:enhanced-geometry svg:viewBox="0 0 21600 21600" draw:type="rectangle" draw:enhanced-path="M 0 0 L 21600 0 21600 21600 0 21600 0 0 Z N"/>
        </draw:custom-shape>
        <draw:custom-shape draw:style-name="gr57" draw:text-style-name="P14" draw:layer="layout" svg:width="7.621cm" svg:height="3.81cm" svg:x="30.62cm" svg:y="6.474cm">
          <text:p text:style-name="P13"><text:span text:style-name="T6">tx_code-group &lt;=</text:span></text:p>
          <text:p text:style-name="P13"><text:span text:style-name="T6"><text:tab/></text:span><text:span text:style-name="T6">ENCODE(TXD&lt;7:0&gt;)</text:span></text:p>
          <text:p text:style-name="P13"><text:span text:style-name="T6">tx_even &lt;= !tx_even</text:span></text:p>
          <text:p text:style-name="P13"><text:span text:style-name="T6">TX_OSET.indicate</text:span></text:p>
          <text:p text:style-name="P13"><text:span text:style-name="T6">PUDR</text:span></text:p>
          <text:p text:style-name="P13"><text:span text:style-name="T6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7.621cm" svg:height="1.27cm" svg:x="7.76cm" svg:y="5.204cm">
          <text:p text:style-name="P3"><text:span text:style-name="T5">SPECIAL_GO</text:span></text:p>
          <draw:enhanced-geometry svg:viewBox="0 0 21600 21600" draw:type="rectangle" draw:enhanced-path="M 0 0 L 21600 0 21600 21600 0 21600 0 0 Z N"/>
        </draw:custom-shape>
        <draw:custom-shape draw:style-name="gr58" draw:text-style-name="P14" draw:layer="layout" svg:width="7.621cm" svg:height="3.81cm" svg:x="7.76cm" svg:y="6.474cm">
          <text:p text:style-name="P13"><text:span text:style-name="T6">tx_code-group &lt;= to_o_set</text:span></text:p>
          <text:p text:style-name="P13"><text:span text:style-name="T6">tx_even &lt;= !tx_even</text:span></text:p>
          <text:p text:style-name="P13"><text:span text:style-name="T6">TX_OSET.indicate</text:span></text:p>
          <text:p text:style-name="P13"><text:span text:style-name="T6">PUDR</text:span>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21.732cm" svg:y1="2.706cm" svg:x2="21.732cm" svg:y2="3.934cm">
          <text:p/>
        </draw:line>
        <draw:line draw:style-name="gr11" draw:text-style-name="P10" draw:layer="layout" svg:x1="24.272cm" svg:y1="2.664cm" svg:x2="24.272cm" svg:y2="3.892cm">
          <text:p/>
        </draw:line>
        <draw:line draw:style-name="gr5" draw:text-style-name="P10" draw:layer="layout" svg:x1="11.572cm" svg:y1="3.934cm" svg:x2="11.571cm" svg:y2="5.204cm">
          <text:p/>
        </draw:line>
        <draw:line draw:style-name="gr5" draw:text-style-name="P10" draw:layer="layout" svg:x1="34.431cm" svg:y1="3.934cm" svg:x2="34.431cm" svg:y2="5.204cm">
          <text:p/>
        </draw:line>
        <draw:line draw:style-name="gr11" draw:text-style-name="P10" draw:layer="layout" svg:x1="21.731cm" svg:y1="3.934cm" svg:x2="11.572cm" svg:y2="3.934cm">
          <text:p/>
        </draw:line>
        <draw:line draw:style-name="gr11" draw:text-style-name="P10" draw:layer="layout" svg:x1="34.431cm" svg:y1="3.934cm" svg:x2="24.272cm" svg:y2="3.892cm">
          <text:p/>
        </draw:line>
        <draw:frame draw:style-name="gr41" draw:text-style-name="P30" draw:layer="layout" svg:width="3.81cm" svg:height="1.27cm" svg:x="7.761cm" svg:y="3.934cm">
          <draw:text-box>
            <text:p text:style-name="P29"><text:span text:style-name="T7">tx_o_set ==</text:span></text:p>
            <text:p text:style-name="P29"><text:span text:style-name="T7">/V/ + /S/ + /T/ + /R/</text:span></text:p>
          </draw:text-box>
        </draw:frame>
        <draw:frame draw:style-name="gr41" draw:text-style-name="P12" draw:layer="layout" svg:width="3.81cm" svg:height="1.27cm" svg:x="34.431cm" svg:y="3.934cm">
          <draw:text-box>
            <text:p text:style-name="P11"><text:span text:style-name="T7">tx_o_set == /D/</text:span></text:p>
          </draw:text-box>
        </draw:frame>
        <draw:line draw:style-name="gr5" draw:text-style-name="P10" draw:layer="layout" svg:x1="23.001cm" svg:y1="2.664cm" svg:x2="23.001cm" svg:y2="7.744cm">
          <text:p/>
        </draw:line>
        <draw:custom-shape draw:style-name="gr7" draw:text-style-name="P4" draw:layer="layout" svg:width="7.621cm" svg:height="1.27cm" svg:x="19.192cm" svg:y="7.744cm">
          <text:p text:style-name="P3"><text:span text:style-name="T5">Opc: IDLE_DISPARITY_TEST</text:span></text:p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7.621cm" svg:height="1.27cm" svg:x="19.192cm" svg:y="9.014cm">
          <text:p/>
          <draw:enhanced-geometry svg:viewBox="0 0 21600 21600" draw:type="rectangle" draw:enhanced-path="M 0 0 L 21600 0 21600 21600 0 21600 0 0 Z N"/>
        </draw:custom-shape>
        <draw:frame draw:style-name="gr41" draw:text-style-name="P12" draw:layer="layout" svg:width="3.81cm" svg:height="1.27cm" svg:x="23.001cm" svg:y="6.474cm">
          <draw:text-box>
            <text:p text:style-name="P11"><text:span text:style-name="T7">tx_o_set = </text:span><text:span text:style-name="T9">I</text:span><text:span text:style-name="T7">/ + /LI/</text:span></text:p>
          </draw:text-box>
        </draw:frame>
        <draw:custom-shape draw:style-name="gr7" draw:text-style-name="P18" draw:layer="layout" svg:width="7.621cm" svg:height="1.27cm" svg:x="25.54cm" svg:y="12.824cm">
          <text:p text:style-name="P16"><text:span text:style-name="T5">IDLE_DISPARITY_OK</text:span></text:p>
          <draw:enhanced-geometry svg:viewBox="0 0 21600 21600" draw:type="rectangle" draw:enhanced-path="M 0 0 L 21600 0 21600 21600 0 21600 0 0 Z N"/>
        </draw:custom-shape>
        <draw:custom-shape draw:style-name="gr60" draw:text-style-name="P14" draw:layer="layout" svg:width="7.621cm" svg:height="3.81cm" svg:x="25.54cm" svg:y="14.094cm">
          <text:p text:style-name="P13"><text:span text:style-name="T6">tx_code-group &lt;= /K28.5/</text:span></text:p>
          <text:p text:style-name="P13"><text:span text:style-name="T6">tx_even &lt;= TRUE</text:span></text:p>
          <text:p text:style-name="P13"><text:span text:style-name="T6">PUD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7.621cm" svg:height="1.27cm" svg:x="12.84cm" svg:y="12.824cm">
          <text:p text:style-name="P3"><text:span text:style-name="T5">IDLE_DISPARITY_WRONG</text:span></text:p>
          <draw:enhanced-geometry svg:viewBox="0 0 21600 21600" draw:type="rectangle" draw:enhanced-path="M 0 0 L 21600 0 21600 21600 0 21600 0 0 Z N"/>
        </draw:custom-shape>
        <draw:custom-shape draw:style-name="gr61" draw:text-style-name="P14" draw:layer="layout" svg:width="7.621cm" svg:height="3.81cm" svg:x="12.84cm" svg:y="14.094cm">
          <text:p text:style-name="P13"><text:span text:style-name="T6">tx_code-group &lt;= /K28.5/</text:span></text:p>
          <text:p text:style-name="P13"><text:span text:style-name="T6">tx_even &lt;= TRUE</text:span></text:p>
          <text:p text:style-name="P13"><text:span text:style-name="T6">PUDR</text:span>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21.731cm" svg:y1="10.326cm" svg:x2="21.731cm" svg:y2="11.554cm">
          <text:p/>
        </draw:line>
        <draw:line draw:style-name="gr11" draw:text-style-name="P10" draw:layer="layout" svg:x1="24.271cm" svg:y1="10.284cm" svg:x2="24.271cm" svg:y2="11.512cm">
          <text:p/>
        </draw:line>
        <draw:line draw:style-name="gr5" draw:text-style-name="P10" draw:layer="layout" svg:x1="16.651cm" svg:y1="11.554cm" svg:x2="16.651cm" svg:y2="12.824cm">
          <text:p/>
        </draw:line>
        <draw:line draw:style-name="gr5" draw:text-style-name="P10" draw:layer="layout" svg:x1="29.351cm" svg:y1="11.554cm" svg:x2="29.351cm" svg:y2="12.824cm">
          <text:p/>
        </draw:line>
        <draw:line draw:style-name="gr11" draw:text-style-name="P10" draw:layer="layout" svg:x1="21.731cm" svg:y1="11.554cm" svg:x2="16.651cm" svg:y2="11.554cm">
          <text:p/>
        </draw:line>
        <draw:line draw:style-name="gr11" draw:text-style-name="P10" draw:layer="layout" svg:x1="29.351cm" svg:y1="11.554cm" svg:x2="24.271cm" svg:y2="11.554cm">
          <text:p/>
        </draw:line>
        <draw:frame draw:style-name="gr41" draw:text-style-name="P30" draw:layer="layout" svg:width="3.81cm" svg:height="1.27cm" svg:x="12.84cm" svg:y="11.554cm">
          <draw:text-box>
            <text:p text:style-name="P29"><text:span text:style-name="T7">tx_disparity == </text:span><text:span text:style-name="T7"><text:tab/></text:span><text:span text:style-name="T7"><text:tab/></text:span><text:span text:style-name="T7">POSITIVE</text:span></text:p>
          </draw:text-box>
        </draw:frame>
        <draw:frame draw:style-name="gr62" draw:text-style-name="P24" draw:layer="layout" svg:width="3.81cm" svg:height="1.27cm" svg:x="29.351cm" svg:y="11.554cm">
          <draw:text-box>
            <text:p text:style-name="P23"><text:span text:style-name="T7">tx_disparity == </text:span></text:p>
            <text:p text:style-name="P23"><text:span text:style-name="T7"><text:tab/></text:span><text:span text:style-name="T7">NEGATIVE</text:span></text:p>
          </draw:text-box>
        </draw:frame>
        <draw:line draw:style-name="gr5" draw:text-style-name="P10" draw:layer="layout" svg:x1="12.841cm" svg:y1="15.999cm" svg:x2="7.761cm" svg:y2="15.999cm">
          <text:p/>
        </draw:line>
        <draw:frame draw:style-name="gr28" draw:text-style-name="P17" draw:layer="layout" svg:width="5.079cm" svg:height="1.905cm" svg:x="7.761cm" svg:y="15.999cm">
          <draw:text-box>
            <text:p text:style-name="P15"><text:span text:style-name="T7">cg_timer_done</text:span></text:p>
          </draw:text-box>
        </draw:frame>
        <draw:custom-shape draw:style-name="gr7" draw:text-style-name="P4" draw:layer="layout" svg:width="7.621cm" svg:height="1.27cm" svg:x="0.14cm" svg:y="12.824cm">
          <text:p text:style-name="P3"><text:span text:style-name="T5">IDLE_I1B</text:span></text:p>
          <draw:enhanced-geometry svg:viewBox="0 0 21600 21600" draw:type="rectangle" draw:enhanced-path="M 0 0 L 21600 0 21600 21600 0 21600 0 0 Z N"/>
        </draw:custom-shape>
        <draw:custom-shape draw:style-name="gr63" draw:text-style-name="P32" draw:layer="layout" svg:width="7.621cm" svg:height="3.81cm" svg:x="0.14cm" svg:y="14.094cm">
          <text:p text:style-name="P31"><text:span text:style-name="T10">if tx_oset == /LI/</text:span></text:p>
          <text:p text:style-name="P31"><text:span text:style-name="T10"><text:s text:c="4"/></text:span><text:span text:style-name="T10">then (tx_code-group &lt;= /D6.5/)</text:span></text:p>
          <text:p text:style-name="P31"><text:span text:style-name="T10"><text:s text:c="4"/></text:span><text:span text:style-name="T10">else (tx_code-group &lt;= /D5.6/)</text:span></text:p>
          <text:p text:style-name="P31"><text:span text:style-name="T10">tx_even &lt;= FALSE</text:span></text:p>
          <text:p text:style-name="P31"><text:span text:style-name="T10">TX_OSET.indicate</text:span></text:p>
          <text:p text:style-name="P31"><text:span text:style-name="T10">PUD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7.621cm" svg:height="1.27cm" svg:x="38.24cm" svg:y="12.824cm">
          <text:p text:style-name="P3"><text:span text:style-name="T5">IDLE_I2B</text:span></text:p>
          <draw:enhanced-geometry svg:viewBox="0 0 21600 21600" draw:type="rectangle" draw:enhanced-path="M 0 0 L 21600 0 21600 21600 0 21600 0 0 Z N"/>
        </draw:custom-shape>
        <draw:custom-shape draw:style-name="gr64" draw:text-style-name="P32" draw:layer="layout" svg:width="7.621cm" svg:height="3.81cm" svg:x="38.24cm" svg:y="14.094cm">
          <text:p text:style-name="P31"><text:span text:style-name="T10">if tx_oset == /LI/</text:span></text:p>
          <text:p text:style-name="P31"><text:span text:style-name="T10"><text:s text:c="4"/></text:span><text:span text:style-name="T10">then (tx_code-group &lt;= /D26.4/)</text:span></text:p>
          <text:p text:style-name="P31"><text:span text:style-name="T10"><text:s text:c="4"/></text:span><text:span text:style-name="T10">else (tx_code-group &lt;= /D16.2/)</text:span></text:p>
          <text:p text:style-name="P31"><text:span text:style-name="T10">tx_even &lt;= FALSE</text:span></text:p>
          <text:p text:style-name="P31"><text:span text:style-name="T10">TX_OSET.indicate</text:span></text:p>
          <text:p text:style-name="P31"><text:span text:style-name="T10">PUDR</text:span></text:p>
          <draw:enhanced-geometry svg:viewBox="0 0 21600 21600" draw:type="rectangle" draw:enhanced-path="M 0 0 L 21600 0 21600 21600 0 21600 0 0 Z N"/>
        </draw:custom-shape>
        <draw:frame draw:style-name="gr65" draw:text-style-name="P2" draw:layer="layout" svg:width="7.62cm" svg:height="8.89cm" svg:x="0.14cm" svg:y="0.124cm">
          <draw:text-box>
            <text:p text:style-name="P1"><text:span text:style-name="T1">Leyendas:</text:span></text:p>
            <text:p text:style-name="P1"><text:span text:style-name="T1">-Colores:</text:span></text:p>
            <text:p text:style-name="P1"><text:span text:style-name="T1"><text:tab/></text:span><text:span text:style-name="T2">Estado <text:s text:c="28"/></text:span></text:p>
            <text:p text:style-name="P1"><text:span text:style-name="T1"><text:tab/></text:span><text:span text:style-name="T3">Operaciones en el estado</text:span></text:p>
            <text:p text:style-name="P1"><text:span text:style-name="T1"><text:tab/></text:span><text:span text:style-name="T1">Condiciones de la señal</text:span></text:p>
            <text:p text:style-name="P1"><text:span text:style-name="T4">-Signos:</text:span></text:p>
            <text:p text:style-name="P1"><text:span text:style-name="T4"><text:tab/></text:span><text:span text:style-name="T4">V: Verdadero</text:span></text:p>
            <text:p text:style-name="P1"><text:span text:style-name="T4"><text:tab/></text:span><text:span text:style-name="T4">F: Falso</text:span></text:p>
            <text:p text:style-name="P1"><text:span text:style-name="T4"><text:tab/></text:span><text:span text:style-name="T4">Opc Estado opcional</text:span></text:p>
            <text:p text:style-name="P1"><text:span text:style-name="T4"><text:tab/></text:span><text:span text:style-name="T4">* = and = &amp;</text:span></text:p>
            <text:p text:style-name="P1"><text:span text:style-name="T4"><text:tab/></text:span><text:span text:style-name="T4">+ = or = |</text:span></text:p>
          </draw:text-box>
        </draw:frame>
        <draw:line draw:style-name="gr5" draw:text-style-name="P10" draw:layer="layout" svg:x1="33.16cm" svg:y1="15.999cm" svg:x2="38.241cm" svg:y2="15.999cm">
          <text:p/>
        </draw:line>
        <draw:frame draw:style-name="gr28" draw:text-style-name="P17" draw:layer="layout" svg:width="5.079cm" svg:height="1.905cm" svg:x="33.16cm" svg:y="15.999cm">
          <draw:text-box>
            <text:p text:style-name="P15"><text:span text:style-name="T7">cg_timer_don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90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7:15:04.702560984</meta:creation-date>
    <dc:date>2023-07-08T21:01:45.081859003</dc:date>
    <meta:editing-duration>P6DT4H27M1S</meta:editing-duration>
    <meta:editing-cycles>70</meta:editing-cycles>
    <meta:generator>LibreOffice/7.5.3.2$Linux_X86_64 LibreOffice_project/50$Build-2</meta:generator>
    <meta:document-statistic meta:object-count="208"/>
  </office:meta>
</office:document-meta>
</file>